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10.5pt" style:font-size-asian="10.5pt" style:font-size-complex="10.5pt"/>
    </style:style>
    <style:style style:name="P8" style:family="paragraph" style:parent-style-name="Standard">
      <style:paragraph-properties fo:text-align="justify" style:justify-single-word="false"/>
      <style:text-properties style:font-name="Courier New" fo:font-size="10.5pt" style:font-size-asian="10.5pt" style:font-size-complex="10.5pt"/>
    </style:style>
    <style:style style:name="P9" style:family="paragraph" style:parent-style-name="Standard">
      <style:paragraph-properties fo:text-align="justify" style:justify-single-word="false"/>
      <style:text-properties style:font-name="Courier New"/>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text-align="justify" style:justify-single-word="false"/>
      <style:text-properties fo:font-size="11pt" style:font-size-asian="11pt" style:font-size-complex="11pt"/>
    </style:style>
    <style:style style:name="P15" style:family="paragraph" style:parent-style-name="Standard">
      <style:text-properties style:font-name="Courier new" fo:font-size="10.5pt" style:font-size-asian="10.5pt" style:font-size-complex="10.5pt"/>
    </style:style>
    <style:style style:name="P16" style:family="paragraph" style:parent-style-name="Standard">
      <style:paragraph-properties fo:text-align="justify" style:justify-single-word="false"/>
      <style:text-properties style:font-name="ARial" fo:font-size="11pt" style:font-size-asian="11pt" style:font-size-complex="11pt"/>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start" style:justify-single-word="false"/>
    </style:style>
    <style:style style:name="P20" style:family="paragraph" style:parent-style-name="Standard">
      <style:paragraph-properties fo:text-align="justify" style:justify-single-word="false"/>
      <style:text-properties style:font-name="Arial" fo:font-size="10pt" style:font-size-asian="10pt" style:font-size-complex="10pt"/>
    </style:style>
    <style:style style:name="P21" style:family="paragraph" style:parent-style-name="Code">
      <style:text-properties style:font-name="Courier New" fo:font-size="10.5pt" style:font-size-asian="10.5pt" style:font-size-complex="10.5pt"/>
    </style:style>
    <style:style style:name="P22" style:family="paragraph" style:parent-style-name="Text_20_body">
      <style:text-properties style:font-name="Courier New" fo:font-size="10.5pt" style:font-size-asian="10.5pt" style:font-size-complex="10.5pt"/>
    </style:style>
    <style:style style:name="P23" style:family="paragraph" style:parent-style-name="Text_20_body">
      <style:text-properties fo:font-size="10.5pt" style:font-size-asian="10.5pt" style:font-size-complex="10.5pt"/>
    </style:style>
    <style:style style:name="P24" style:family="paragraph" style:parent-style-name="Text_20_body">
      <style:text-properties style:font-name="Arial3" fo:font-size="11pt" style:font-size-asian="11pt" style:font-size-complex="11pt"/>
    </style:style>
    <style:style style:name="P25" style:family="paragraph" style:parent-style-name="Text_20_body">
      <style:text-properties fo:font-weight="normal" style:font-weight-asian="normal" style:font-weight-complex="normal"/>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text-properties style:font-name="Arial"/>
    </style:style>
    <style:style style:name="P29" style:family="paragraph" style:parent-style-name="Text_20_body">
      <style:text-properties style:text-line-through-style="solid" style:text-line-through-type="double" style:font-name="Courier New" fo:font-size="10.5pt" style:font-size-asian="10.5pt" style:font-size-complex="10.5pt"/>
    </style:style>
    <style:style style:name="P30" style:family="paragraph" style:parent-style-name="Footnote">
      <style:paragraph-properties fo:text-align="justify" style:justify-single-word="false"/>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Contents_20_4">
      <style:paragraph-properties>
        <style:tab-stops>
          <style:tab-stop style:position="15.501cm" style:type="right" style:leader-style="dotted" style:leader-text="."/>
        </style:tab-stops>
      </style:paragraph-properties>
    </style:style>
    <style:style style:name="P35" style:family="paragraph" style:parent-style-name="Contents_20_5">
      <style:paragraph-properties>
        <style:tab-stops>
          <style:tab-stop style:position="15.002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37" style:family="paragraph" style:parent-style-name="Standard" style:list-style-name="L2"/>
    <style:style style:name="P38" style:family="paragraph" style:parent-style-name="Standard" style:list-style-name="L3"/>
    <style:style style:name="P39" style:family="paragraph" style:parent-style-name="Standard" style:list-style-name="L4">
      <style:paragraph-properties fo:text-align="justify" style:justify-single-word="false"/>
    </style:style>
    <style:style style:name="P40" style:family="paragraph" style:parent-style-name="Standard" style:list-style-name="L20">
      <style:paragraph-properties fo:text-align="justify" style:justify-single-word="false"/>
    </style:style>
    <style:style style:name="P41" style:family="paragraph" style:parent-style-name="Standard" style:list-style-name="L6"/>
    <style:style style:name="P42" style:family="paragraph" style:parent-style-name="Standard" style:list-style-name="L7">
      <style:text-properties fo:font-weight="normal" style:font-weight-asian="normal" style:font-weight-complex="normal"/>
    </style:style>
    <style:style style:name="P43" style:family="paragraph" style:parent-style-name="Standard" style:list-style-name="L9"/>
    <style:style style:name="P44" style:family="paragraph" style:parent-style-name="Standard" style:list-style-name="L12">
      <style:text-properties style:font-name="Courier new" fo:font-size="10.5pt" style:font-size-asian="10.5pt" style:font-size-complex="10.5pt"/>
    </style:style>
    <style:style style:name="P45" style:family="paragraph" style:parent-style-name="Standard" style:list-style-name="L13"/>
    <style:style style:name="P46" style:family="paragraph" style:parent-style-name="Standard" style:list-style-name="L14"/>
    <style:style style:name="P47" style:family="paragraph" style:parent-style-name="Standard" style:list-style-name="L14">
      <style:text-properties style:font-name="Courier New" fo:font-size="10.5pt" style:font-size-asian="10.5pt" style:font-size-complex="10.5pt"/>
    </style:style>
    <style:style style:name="P48" style:family="paragraph" style:parent-style-name="Standard" style:list-style-name="L17">
      <style:text-properties style:font-name="Courier New" fo:font-size="10.5pt" style:font-size-asian="10.5pt" style:font-size-complex="10.5pt"/>
    </style:style>
    <style:style style:name="P49" style:family="paragraph" style:parent-style-name="Standard" style:list-style-name="L15"/>
    <style:style style:name="P50" style:family="paragraph" style:parent-style-name="Standard" style:list-style-name="L17"/>
    <style:style style:name="P51" style:family="paragraph" style:parent-style-name="Standard" style:list-style-name="L18"/>
    <style:style style:name="P52" style:family="paragraph" style:parent-style-name="Standard" style:list-style-name="L18">
      <style:text-properties style:text-line-through-style="solid"/>
    </style:style>
    <style:style style:name="P53" style:family="paragraph" style:parent-style-name="Standard" style:list-style-name="L21">
      <style:text-properties style:text-line-through-style="solid" style:font-name="Courier New" fo:font-size="10.5pt" style:font-size-asian="10.5pt" style:font-size-complex="10.5pt"/>
    </style:style>
    <style:style style:name="P54" style:family="paragraph" style:parent-style-name="Standard" style:list-style-name="L19"/>
    <style:style style:name="P55" style:family="paragraph" style:parent-style-name="Standard" style:list-style-name="L21"/>
    <style:style style:name="P56" style:family="paragraph" style:parent-style-name="Standard" style:list-style-name="L21">
      <style:text-properties style:font-name="Arial" fo:font-size="10.5pt" style:font-size-asian="10.5pt" style:font-size-complex="10.5pt"/>
    </style:style>
    <style:style style:name="P57" style:family="paragraph" style:parent-style-name="Heading_20_1" style:list-style-name="L1"/>
    <style:style style:name="P58" style:family="paragraph" style:parent-style-name="Heading_20_1" style:list-style-name="L1">
      <style:paragraph-properties fo:break-before="page"/>
    </style:style>
    <style:style style:name="P59" style:family="paragraph" style:parent-style-name="Heading_20_2" style:list-style-name="L1"/>
    <style:style style:name="P60" style:family="paragraph" style:parent-style-name="Heading_20_3" style:list-style-name="L1"/>
    <style:style style:name="P61" style:family="paragraph" style:parent-style-name="Heading_20_4" style:list-style-name="L1"/>
    <style:style style:name="P62" style:family="paragraph" style:parent-style-name="Heading_20_4" style:list-style-name="L1">
      <style:text-properties style:font-name="Arial"/>
    </style:style>
    <style:style style:name="P63" style:family="paragraph" style:parent-style-name="Heading_20_4" style:list-style-name="L1">
      <style:paragraph-properties fo:text-align="justify" style:justify-single-word="false"/>
    </style:style>
    <style:style style:name="P64" style:family="paragraph" style:parent-style-name="Heading_20_4" style:list-style-name="L1">
      <style:paragraph-properties fo:text-align="justify" style:justify-single-word="false"/>
      <style:text-properties fo:font-size="10.5pt" style:font-size-asian="10.5pt" style:font-size-complex="10.5pt"/>
    </style:style>
    <style:style style:name="P65" style:family="paragraph" style:parent-style-name="Heading_20_5" style:list-style-name="L1"/>
    <style:style style:name="P66" style:family="paragraph" style:parent-style-name="Text_20_body" style:list-style-name="L5"/>
    <style:style style:name="P67" style:family="paragraph" style:parent-style-name="Text_20_body" style:list-style-name="L8">
      <style:text-properties fo:font-weight="normal" style:font-weight-asian="normal" style:font-weight-complex="normal"/>
    </style:style>
    <style:style style:name="P68" style:family="paragraph" style:parent-style-name="Text_20_body" style:list-style-name="L16">
      <style:text-properties fo:font-weight="normal" style:font-weight-asian="normal" style:font-weight-complex="normal"/>
    </style:style>
    <style:style style:name="P69" style:family="paragraph" style:parent-style-name="Text_20_body" style:list-style-name="L10"/>
    <style:style style:name="P70" style:family="paragraph" style:parent-style-name="Text_20_body" style:list-style-name="L11"/>
    <style:style style:name="P71" style:family="paragraph" style:parent-style-name="Text_20_body" style:list-style-name="L21"/>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fo:color="#cc0000" style:font-name="Verdana1" fo:font-size="10pt" fo:background-color="transparent" style:font-size-asian="10pt" style:font-size-complex="10pt"/>
    </style:style>
    <style:style style:name="T19" style:family="text">
      <style:text-properties style:font-size-asian="10.5pt" style:font-size-complex="10.5pt"/>
    </style:style>
    <style:style style:name="T20" style:family="text">
      <style:text-properties style:font-name="Arial"/>
    </style:style>
    <style:style style:name="T21" style:family="text">
      <style:text-properties style:font-name="Arial" fo:font-size="11pt" style:font-size-asian="11pt" style:font-size-complex="11pt"/>
    </style:style>
    <style:style style:name="T22" style:family="text">
      <style:text-properties style:font-name="Arial" fo:font-size="11pt" fo:font-style="italic" style:font-size-asian="11pt" style:font-style-asian="italic" style:font-size-complex="11pt" style:font-style-complex="italic"/>
    </style:style>
    <style:style style:name="T23" style:family="text">
      <style:text-properties style:font-name="Arial" fo:font-size="11pt" fo:font-weight="bold" style:font-size-asian="11pt" style:font-weight-asian="bold" style:font-size-complex="11pt" style:font-weight-complex="bold"/>
    </style:style>
    <style:style style:name="T24" style:family="text">
      <style:text-properties style:font-name="Arial" fo:font-size="11.8000001907349pt" style:font-size-asian="11.8000001907349pt" style:font-size-complex="11.8000001907349pt"/>
    </style:style>
    <style:style style:name="T25" style:family="text">
      <style:text-properties style:font-name="Arial" fo:font-size="10.5pt" style:font-size-asian="10.5pt" style:font-size-complex="10.5pt"/>
    </style:style>
    <style:style style:name="T26" style:family="text">
      <style:text-properties fo:font-size="10.5pt"/>
    </style:style>
    <style:style style:name="T27" style:family="text">
      <style:text-properties fo:font-size="10.5pt" style:font-size-asian="10.5pt" style:font-size-complex="10.5pt"/>
    </style:style>
    <style:style style:name="T28" style:family="text">
      <style:text-properties fo:font-size="10.5pt" fo:font-weight="normal" style:font-size-asian="10.5pt" style:font-weight-asian="normal" style:font-size-complex="10.5pt" style:font-weight-complex="normal"/>
    </style:style>
    <style:style style:name="T29" style:family="text">
      <style:text-properties fo:font-size="10.5pt" fo:font-weight="normal" style:font-weight-asian="normal" style:font-weight-complex="normal"/>
    </style:style>
    <style:style style:name="T30" style:family="text">
      <style:text-properties fo:font-weight="normal" style:font-weight-asian="normal" style:font-weight-complex="normal"/>
    </style:style>
    <style:style style:name="T31" style:family="text">
      <style:text-properties style:font-name="Courier New2"/>
    </style:style>
    <style:style style:name="T32" style:family="text">
      <style:text-properties style:font-name="Courier New2" fo:font-size="10.5pt" style:font-size-asian="10.5pt" style:font-size-complex="10.5pt"/>
    </style:style>
    <style:style style:name="T33" style:family="text">
      <style:text-properties style:font-name="Courier New2" fo:font-size="10pt" style:font-size-asian="10.5pt" style:font-size-complex="10.5pt"/>
    </style:style>
    <style:style style:name="T34" style:family="text">
      <style:text-properties style:font-name="Courier new" fo:font-size="10.5pt" style:font-size-asian="10.5pt" style:font-size-complex="10.5pt"/>
    </style:style>
    <style:style style:name="T35" style:family="text">
      <style:text-properties style:font-name="ARial" fo:font-size="11pt" style:font-size-asian="11pt" style:font-size-complex="11pt"/>
    </style:style>
    <style:style style:name="T36" style:family="text">
      <style:text-properties fo:font-size="11pt" style:font-size-asian="11pt" style:font-size-complex="11pt"/>
    </style:style>
    <style:style style:name="T37" style:family="text">
      <style:text-properties style:font-name="Arial3" fo:font-size="11pt"/>
    </style:style>
    <style:style style:name="T38" style:family="text">
      <style:text-properties style:font-size-asian="11pt" style:font-size-complex="11pt"/>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fo:font-style="normal" style:font-style-asian="normal" style:font-style-complex="normal"/>
    </style:style>
    <style:style style:name="T41" style:family="text">
      <style:text-properties style:text-line-through-style="none"/>
    </style:style>
    <style:style style:name="T42" style:family="text">
      <style:text-properties style:text-line-through-style="solid" style:font-name="Courier New" fo:font-size="10.5pt" style:font-size-asian="10.5pt" style:font-size-complex="10.5pt"/>
    </style:style>
    <style:style style:name="T43" style:family="text">
      <style:text-properties style:font-name="Courier 10 Pitch" fo:font-size="10pt" style:font-size-asian="10pt" style:font-size-complex="10pt"/>
    </style:style>
    <style:style style:name="T44" style:family="text">
      <style:text-properties fo:font-size="9pt" style:font-size-asian="9pt" style:font-size-complex="9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2"/>
      <text:p text:style-name="P2"/>
      <text:p text:style-name="P3">Image I/O-Ext – Setup Guide</text:p>
      <text:p text:style-name="P3">V. 1.0.3</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list xml:id="list31450091" text:style-name="L1">
        <text:list-header>
          <text:h text:style-name="P57" text:outline-level="1" text:is-list-header="true"/>
        </text:list-header>
      </text:list>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31">1 Introduction<text:tab/>5</text:p>
          <text:p text:style-name="P31">2 Windows instructions<text:tab/>6</text:p>
          <text:p text:style-name="P32">2.1 JAVA<text:tab/>6</text:p>
          <text:p text:style-name="P32">2.2 ANT<text:tab/>6</text:p>
          <text:p text:style-name="P32">2.3 MAVEN 2<text:tab/>6</text:p>
          <text:p text:style-name="P32">2.4 JAI<text:tab/>6</text:p>
          <text:p text:style-name="P32">2.5 JAI-ImageIO Toolkit<text:tab/>7</text:p>
          <text:p text:style-name="P32">2.6 SWIG<text:tab/>7</text:p>
          <text:p text:style-name="P32">2.7 GDAL<text:tab/>7</text:p>
          <text:p text:style-name="P33">2.7.1 GDAL requirements<text:tab/>7</text:p>
          <text:p text:style-name="P34">2.7.1.1 Kakadu <text:tab/>7</text:p>
          <text:p text:style-name="P34">2.7.1.2 MrSID <text:tab/>8</text:p>
          <text:p text:style-name="P34">2.7.1.3 ECW <text:tab/>8</text:p>
          <text:p text:style-name="P34">2.7.1.4 HDF4 <text:tab/>9</text:p>
          <text:p text:style-name="P33">2.7.2 GDAL Configuration<text:tab/>9</text:p>
          <text:p text:style-name="P34">2.7.2.1 Preliminar variables settings <text:tab/>10</text:p>
          <text:p text:style-name="P34">2.7.2.2 Kakadu specific configuration option <text:tab/>10</text:p>
          <text:p text:style-name="P34">2.7.2.3 MrSID specific configuration option <text:tab/>11</text:p>
          <text:p text:style-name="P34">2.7.2.4 ECW specific configuration option <text:tab/>11</text:p>
          <text:p text:style-name="P34">2.7.2.5 HDF4 specific configuration option <text:tab/>11</text:p>
          <text:p text:style-name="P33">2.7.3 <text:s/>Building GDAL<text:tab/>12</text:p>
          <text:p text:style-name="P34">2.7.3.1 Generating JAVA Bindings<text:tab/>12</text:p>
          <text:p text:style-name="P35">Variable settings<text:tab/>12</text:p>
          <text:p text:style-name="P35">Running SWIG<text:tab/>12</text:p>
          <text:p text:style-name="P34">2.7.3.2 Final Settings<text:tab/>12</text:p>
          <text:p text:style-name="P32">2.8 ImageMagick &amp; Jmagick<text:tab/>12</text:p>
          <text:p text:style-name="P32">2.9 Image I/O-EXT Project<text:tab/>13</text:p>
          <text:p text:style-name="P33">2.9.1 <text:s/>DLL deployment instructions (Optional) - [deploylibs] property<text:tab/>13</text:p>
          <text:p text:style-name="P33">2.9.2 <text:s/>JMagick libraries deployment instructions (Optional)- [jmagick] profile<text:tab/>13</text:p>
          <text:p text:style-name="P33">2.9.3 <text:s/>Image I/O-Ext Project building <text:tab/>13</text:p>
          <text:p text:style-name="P34">2.9.3.1 Testing Image I/O-Ext modules with Maven.<text:tab/>14</text:p>
          <text:p text:style-name="P34">2.9.3.2 Testing JPEG2000 Kakadu (GDAL) writer capabilities<text:tab/>14</text:p>
          <text:p text:style-name="P32">2.10 JAVA<text:tab/>15</text:p>
          <text:p text:style-name="P32"><text:soft-page-break/>2.11 ANT<text:tab/>15</text:p>
          <text:p text:style-name="P32">2.12 MAVEN 2<text:tab/>15</text:p>
          <text:p text:style-name="P32">2.13 JAI<text:tab/>16</text:p>
          <text:p text:style-name="P32">2.14 JAI-ImageIO Toolkit<text:tab/>16</text:p>
          <text:p text:style-name="P32">2.15 SWIG<text:tab/>16</text:p>
          <text:p text:style-name="P33">2.15.1 <text:s/>Manual SWIG installation<text:tab/>16</text:p>
          <text:p text:style-name="P32">2.16 GDAL<text:tab/>17</text:p>
          <text:p text:style-name="P33">2.16.1 GDAL requirements<text:tab/>17</text:p>
          <text:p text:style-name="P34">2.16.1.1 Kakadu <text:tab/>17</text:p>
          <text:p text:style-name="P34">2.16.1.2 MrSID <text:tab/>17</text:p>
          <text:p text:style-name="P34">2.16.1.3 ECW <text:tab/>18</text:p>
          <text:p text:style-name="P33">2.16.2 GDAL Configuration<text:tab/>18</text:p>
          <text:p text:style-name="P34">2.16.2.1 Kakadu configuration option <text:tab/>19</text:p>
          <text:p text:style-name="P34">2.16.2.2 MrSID configuration option <text:tab/>19</text:p>
          <text:p text:style-name="P34">2.16.2.3 ECW configuration option <text:tab/>19</text:p>
          <text:p text:style-name="P33">2.16.3 <text:s/>GDAL Building<text:tab/>19</text:p>
          <text:p text:style-name="P34">2.16.3.1 Generating JAVA Bindings<text:tab/>19</text:p>
          <text:p text:style-name="P32">2.17 Image I/O-EXT Project<text:tab/>20</text:p>
          <text:p text:style-name="P33">2.17.1 Libraries deployment instructions (Optional) - [deploylibs] property<text:tab/>20</text:p>
          <text:p text:style-name="P33">2.17.2 Image I/O-Ext Project building <text:tab/>21</text:p>
          <text:p text:style-name="P34">2.17.2.1 Testing Image I/O-Ext modules with Maven<text:tab/>21</text:p>
          <text:p text:style-name="P34">2.17.2.2 Testing JPEG2000 Kakadu (GDAL) writer capabilities<text:tab/>22</text:p>
          <text:p text:style-name="P31">3 Mac OS X Instructions<text:tab/>23</text:p>
          <text:p text:style-name="P32">3.1 JAVA &amp; ANT<text:tab/>23</text:p>
          <text:p text:style-name="P32">3.2 MAVEN 2<text:tab/>23</text:p>
          <text:p text:style-name="P32">3.3 JAI<text:tab/>23</text:p>
          <text:p text:style-name="P32">3.4 JAI-ImageIO Toolkit<text:tab/>23</text:p>
          <text:p text:style-name="P32">3.5 SWIG<text:tab/>23</text:p>
          <text:p text:style-name="P33">3.5.1 <text:s/>Manual SWIG installation<text:tab/>24</text:p>
          <text:p text:style-name="P32">3.6 GDAL<text:tab/>24</text:p>
          <text:p text:style-name="P33">3.6.1 GDAL requirements<text:tab/>24</text:p>
          <text:p text:style-name="P34">3.6.1.1 Kakadu <text:tab/>24</text:p>
          <text:p text:style-name="P34">3.6.1.2 MrSID <text:tab/>24</text:p>
          <text:p text:style-name="P33">3.6.2 GDAL Configuration<text:tab/>25</text:p>
          <text:p text:style-name="P34"><text:soft-page-break/>3.6.2.1 Kakadu configuration option <text:tab/>25</text:p>
          <text:p text:style-name="P34">3.6.2.2 MrSID configuration option <text:tab/>25</text:p>
          <text:p text:style-name="P33">3.6.3 <text:s/>GDAL Building<text:tab/>26</text:p>
          <text:p text:style-name="P34">3.6.3.1 Generating JAVA Bindings<text:tab/>26</text:p>
          <text:p text:style-name="P32">3.7 Image I/O-EXT Project<text:tab/>26</text:p>
        </text:index-body>
      </text:table-of-content>
      <text:p text:style-name="Standard"/>
      <text:p text:style-name="Standard"/>
      <text:p text:style-name="Standard"/>
      <text:p text:style-name="Standard"/>
      <text:p text:style-name="Standard"/>
      <text:list xml:id="list31446399" text:continue-numbering="true" text:style-name="L1">
        <text:list-item>
          <text:h text:style-name="P58" text:outline-level="1">Introduction</text:h>
        </text:list-item>
      </text:list>
      <text:p text:style-name="P18">This guide will provide you with the instruction instructions to build and set up all the libraries as well as the various tools needed to use the Image I/O-Ext Project. </text:p>
      <text:p text:style-name="P18">The Image I/O-Ext project requires the same tools for both Windows and Linux operating systems. However, the set of operations needed to properly configure each tool may OS-defendant. For this reason, the instructions have been separated in OS specific chapters. You can jump directly to the one that matches your platform of choice and skip the others.</text:p>
      <text:p text:style-name="P18"/>
      <text:list xml:id="list31454802" text:continue-numbering="true" text:style-name="L1">
        <text:list-item>
          <text:h text:style-name="P58" text:outline-level="1">Windows instructions</text:h>
          <text:list>
            <text:list-item>
              <text:h text:style-name="P59"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4 and download the Windows Offline Installation on your hard-disk and run the installer.</text:p>
      <text:p text:style-name="P18">Finally, be sure to properly set a <text:span text:style-name="Code">JAVA_HOME</text:span> environment variable<text:note text:id="ftn1" text:note-class="footnote"><text:note-citation>1</text:note-citation><text:note-body><text:p text:style-name="P30"><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P18"><text:span text:style-name="T5">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list xml:id="list31437802" text:continue-numbering="true" text:style-name="L1">
        <text:list-item>
          <text:list>
            <text:list-item>
              <text:h text:style-name="P59" text:outline-level="2">ANT</text:h>
            </text:list-item>
          </text:list>
        </text:list-item>
      </text:list>
      <text:p text:style-name="Standard">Apache ANT is another needed tool. You can download the last version from: <text:a xlink:type="simple" xlink:href="http://ant.apache.org/"><text:span text:style-name="Code">http://ant.apache.org/</text:span></text:a>. When you downloaded it (as an instance, on <text:span text:style-name="Code">C:\ProgramFiles\Apache-ant-1.7.0</text:span>), <text:s/>be sure <text:s/>to properly set an <text:span text:style-name="Code">ANT_HOME</text:span> environment variable referring to that location. Then, edit the <text:span text:style-name="Code">PATH</text:span> environment variable by adding the Ant's <text:span text:style-name="Code">bin </text:span>directory (as an instance, <text:s text:c="2"/><text:span text:style-name="Code">C:\ProgramFiles\Apache-ant-1.7.0\bin</text:span>).</text:p>
      <text:list xml:id="list31459732" text:continue-numbering="true" text:style-name="L1">
        <text:list-item>
          <text:list>
            <text:list-item>
              <text:h text:style-name="P59" text:outline-level="2">MAVEN 2</text:h>
            </text:list-item>
          </text:list>
        </text:list-item>
      </text:list>
      <text:p text:style-name="P18">Maven 2 (in the following instructions it will be simply called “Maven”) is another important tool needed by the Image I/O-Ext project. You can download the last version from <text:a xlink:type="simple" xlink:href="http://maven.apache.org/download.html"><text:span text:style-name="Code">http://maven.apache.org/download.html</text:span></text:a></text:p>
      <text:p text:style-name="P18">Download the last <text:span text:style-name="Code">maven-xxx-bin.zip</text:span> version and unzip it somewhere on your hard-disk, as an instance on <text:span text:style-name="Code">C:\ProgramFiles\Apache-maven-2.0.9</text:span>.</text:p>
      <text:p text:style-name="P18">Then, edit the <text:span text:style-name="Code">PATH</text:span> environment variable by adding the Maven's <text:span text:style-name="Code">bin </text:span>directory (as an instance, <text:s text:c="2"/><text:span text:style-name="Code">C:\ProgramFiles\Apache-maven-2.0.9\bin</text:span>).</text:p>
      <text:list xml:id="list31445577" text:continue-numbering="true" text:style-name="L1">
        <text:list-item>
          <text:list>
            <text:list-item>
              <text:h text:style-name="P59" text:outline-level="2">JAI</text:h>
            </text:list-item>
          </text:list>
        </text:list-item>
      </text:list>
      <text:p text:style-name="P18">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p>
      <text:list xml:id="list31456523" text:continue-numbering="true" text:style-name="L1">
        <text:list-item>
          <text:list>
            <text:list-item>
              <text:h text:style-name="P59" text:outline-level="2"><text:soft-page-break/>JAI-ImageIO Toolkit</text:h>
            </text:list-item>
          </text:list>
        </text:list-item>
      </text:list>
      <text:p text:style-name="P19">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p>
      <text:list xml:id="list31459414" text:continue-numbering="true" text:style-name="L1">
        <text:list-item>
          <text:list>
            <text:list-item>
              <text:h text:style-name="P59" text:outline-level="2">SWIG</text:h>
            </text:list-item>
          </text:list>
        </text:list-item>
      </text:list>
      <text:p text:style-name="P18">Be sure you have properly downloaded SWIG, the Simplified Wrapper and Interface Generator which allows to produce JAVA bindings for C/C++ code. You can obtain it at this site:</text:p>
      <text:p text:style-name="P18"><text:a xlink:type="simple" xlink:href="http://www.swig.org/download.html"><text:span text:style-name="Code">http://www.swig.org/download.html</text:span></text:a></text:p>
      <text:p text:style-name="P18">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18">After you downloaded it, extract the zipped file on your hard-disk (as an instance on <text:span text:style-name="Code">C:\ProgramFiles\Swig</text:span>)</text:p>
      <text:list xml:id="list31438142" text:continue-numbering="true" text:style-name="L1">
        <text:list-item>
          <text:list>
            <text:list-item>
              <text:h text:style-name="P59"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31436260" text:continue-numbering="true" text:style-name="L1">
        <text:list-item>
          <text:list>
            <text:list-item>
              <text:list>
                <text:list-item>
                  <text:h text:style-name="P60"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 following formats:</text:p>
      <text:list xml:id="list31463304" text:style-name="L2">
        <text:list-item>
          <text:p text:style-name="P37">Kakadu (v. 5.2.6)</text:p>
        </text:list-item>
        <text:list-item>
          <text:p text:style-name="P37">MrSID (v 6.0.7)</text:p>
        </text:list-item>
        <text:list-item>
          <text:p text:style-name="P37">ECW (v 3.3)</text:p>
        </text:list-item>
      </text:list>
      <text:list xml:id="list31434227" text:style-name="L3">
        <text:list-item>
          <text:p text:style-name="P38">HDF4 (v. 4.2r1)</text:p>
        </text:list-item>
      </text:list>
      <text:p text:style-name="P18">NOTE: If you have no time to follow all the instructions contained in the following sections or if you encounter problems which you cannot solve, you may leverage on the ready-to-use DLLs available for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2.9.1</text:p>
      <text:list xml:id="list31441618" text:continue-list="list31436260" text:style-name="L1">
        <text:list-item>
          <text:list>
            <text:list-item>
              <text:list>
                <text:list-item>
                  <text:list>
                    <text:list-item>
                      <text:h text:style-name="P61" text:outline-level="4"><text:bookmark-start text:name="DDE_LINK11112"/>Kakadu <text:bookmark-end text:name="DDE_LINK11112"/></text:h>
                    </text:list-item>
                  </text:list>
                </text:list-item>
              </text:list>
            </text:list-item>
          </text:list>
        </text:list-item>
      </text:list>
      <text:p text:style-name="Standard">Supposing you have your own Kakadu licensed source code, you need to build the Kakadu DLL.</text:p>
      <text:p text:style-name="P18">The visual studio solution for kakadu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18"><text:soft-page-break/>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5.906cm" svg:height="6.211cm" draw:z-index="55"><draw:image xlink:href="Pictures/10000000000001490000015A809A31C0.jpg" xlink:type="simple" xlink:show="embed" xlink:actuate="onLoad"/></draw:frame></text:p>
      <text:p text:style-name="P18">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text:p>
      <text:list xml:id="list31445152" text:continue-numbering="true" text:style-name="L1">
        <text:list-item>
          <text:list>
            <text:list-item>
              <text:list>
                <text:list-item>
                  <text:list>
                    <text:list-item>
                      <text:h text:style-name="P61" text:outline-level="4">MrSID </text:h>
                    </text:list-item>
                  </text:list>
                </text:list-item>
              </text:list>
            </text:list-item>
          </text:list>
        </text:list-item>
      </text:list>
      <text:p text:style-name="P18">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P18">When your download is completed, unzip the DSDK somewhere on your hard disk, as an instance, on<text:span text:style-name="Code"> C:\work\libs\MrSid</text:span></text:p>
      <text:list xml:id="list31434261" text:continue-numbering="true" text:style-name="L1">
        <text:list-item>
          <text:list>
            <text:list-item>
              <text:list>
                <text:list-item>
                  <text:list>
                    <text:list-item>
                      <text:h text:style-name="P61" text:outline-level="4"><text:bookmark-start text:name="DDE_LINK1111121"/>ECW <text:bookmark-end text:name="DDE_LINK1111121"/></text:h>
                    </text:list-item>
                  </text:list>
                </text:list-item>
              </text:list>
            </text:list-item>
          </text:list>
        </text:list-item>
      </text:list>
      <text:p text:style-name="P18">Download the Image Compression SDK (source code) from ER Mapper site at this address:</text:p>
      <text:p text:style-name="P18"><text:a xlink:type="simple" xlink:href="http://www.ermapper.com/"><text:span text:style-name="T10">http://www.ermapper.com</text:span></text:a> (You need to be registered in order to download it).</text:p>
      <text:p text:style-name="P18">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C:\work\libs\libecwj2-3.3</text:span>. </text:p>
      <text:p text:style-name="P18">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18">Then, open the ready-to-use Visual Studio Solution available in <text:span text:style-name="T10">C:\</text:span><text:span text:style-name="Code"><text:span text:style-name="T19">work\libs</text:span></text:span><text:span text:style-name="T10">\libecwj2-3.3\Source\C\NCSEcw\NCSEcw\NCSEcw.sln</text:span>.</text:p>
      <text:p text:style-name="P18"><text:soft-page-break/>Edit the properties of the solution (right click on it) and select the <text:span text:style-name="T16">Configuration Manager </text:span>button to open the Configuration Manager. Finally, set “<text:span text:style-name="T15">Release</text:span>” as Active Solution Configuration and close the windows.</text:p>
      <text:p text:style-name="P18">Then, you are ready to build your solution.</text:p>
      <text:list xml:id="list31439896" text:continue-numbering="true" text:style-name="L1">
        <text:list-item>
          <text:list>
            <text:list-item>
              <text:list>
                <text:list-item>
                  <text:list>
                    <text:list-item>
                      <text:h text:style-name="P61" text:outline-level="4"><text:bookmark-start text:name="DDE_LINK11111211"/>HDF4 <text:bookmark-end text:name="DDE_LINK11111211"/></text:h>
                    </text:list-item>
                  </text:list>
                </text:list-item>
              </text:list>
            </text:list-item>
          </text:list>
        </text:list-item>
      </text:list>
      <text:p text:style-name="P18">As a first requirement, you need to download the binary distribution of HDF4 release from this site:</text:p>
      <text:p text:style-name="P18"><text:a xlink:type="simple" xlink:href="http://hdf.ncsa.uiuc.edu/release4/obtain.html"><text:span text:style-name="T10">http://hdf.ncsa.uiuc.edu/release4/obtain.html</text:span></text:a></text:p>
      <text:p text:style-name="P18">Scroll this page until you find the link to the binary distribution file for Windows and download it. When your download is completed, unzip the binary somewhere on your hard disk, as an instance, on <text:span text:style-name="Code">C:\work\libs\HDF4.</text:span></text:p>
      <text:p text:style-name="P18">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18"><text:span text:style-name="Code"><text:span text:style-name="T21">This could seem a strange workaround but it avoids errors when building GDAL against HDF4. </text:span></text:span></text:p>
      <text:p text:style-name="P18"><text:span text:style-name="Code"><text:span text:style-name="T21">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20"> </text:span></text:span><text:span text:style-name="Code"><text:span text:style-name="T21">also contains 3 links to download the required libraries: From the </text:span></text:span><text:span text:style-name="Code"><text:span text:style-name="T22">External Software</text:span></text:span><text:span text:style-name="Code"><text:span text:style-name="T21"> section -&gt; </text:span></text:span><text:span text:style-name="Code"><text:span text:style-name="T22">External Libraries used by HDF, f</text:span></text:span><text:span text:style-name="Code"><text:span text:style-name="T21">or each library, you need to select the “</text:span></text:span><text:span text:style-name="Code"><text:span text:style-name="T22">Pre-Compiled Binaries</text:span></text:span><text:span text:style-name="Code"><text:span text:style-name="T21">” link and select the Windows version.</text:span></text:span></text:p>
      <text:list xml:id="list31440609" text:continue-numbering="true" text:style-name="L1">
        <text:list-item>
          <text:list>
            <text:list-item>
              <text:list>
                <text:list-item>
                  <text:h text:style-name="P60" text:outline-level="3">GDAL Configuration</text:h>
                </text:list-item>
              </text:list>
            </text:list-item>
          </text:list>
        </text:list-item>
      </text:list>
      <text:p text:style-name="P18">Firstly, you need to download GDAL 1.4.5 from OSGeo SVN. </text:p>
      <text:p text:style-name="P18">You may use Tortoise SVN (available at: <text:a xlink:type="simple" xlink:href="http://tortoisesvn.net/downloads"><text:span text:style-name="T10">http://tortoisesvn.net/downloads</text:span></text:a>) to download it.</text:p>
      <text:p text:style-name="P18">Create a <text:span text:style-name="Code">GDAL</text:span> folder on your Hard-disk and open the contextual menu on it (It's the menu which appears when you click on some element with the right's button of your mouse) and select “<text:span text:style-name="T15">SVN Checkout...”</text:span>. Finally, specify <text:span text:style-name="Code"><text:span text:style-name="T32">http://svn.osgeo.org/gdal/tags/1.4.5/gdal </text:span></text:span>as “URL of repository”. </text:p>
      <text:p text:style-name="P18">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18">When installed SVN, to checkout GDAL, you simply need to run the following command:</text:p>
      <text:p text:style-name="P18"><text:span text:style-name="Code"><text:span text:style-name="T32">svn co http://svn.osgeo.org/gdal/tags/1.4.5/gdal</text:span></text:span><text:span text:style-name="T10"> gdal-1.4.5</text:span></text:p>
      <text:p text:style-name="P7"/>
      <text:p text:style-name="P18">After this, you need to apply the patch available at this location:</text:p>
      <text:p text:style-name="P18"><text:a xlink:type="simple" xlink:href="https://imageio-ext.dev.java.net/svn/imageio-ext/trunk/patches/gdal1.4.5.patch"><text:span text:style-name="T10">https://imageio-ext.dev.java.net/svn/imageio-ext/trunk/patches/gdal1.4.5.patch</text:span></text:a></text:p>
      <text:p text:style-name="P18">This patch contains several changes for:</text:p>
      <text:list xml:id="list31452968" text:style-name="L4">
        <text:list-item>
          <text:p text:style-name="P39"><text:soft-page-break/>Kakadu support: More Kakadu create options and error management supported. Makefile modified</text:p>
        </text:list-item>
        <text:list-item>
          <text:p text:style-name="P39">Java bindings: improved data access (read/write Dataset at once instead of read/write RasterBands at once; BandMap, PixelSpace, LineSpace and BandSpace parameters now are allowed), improved palette management, added setMetadataItem capabilities</text:p>
        </text:list-item>
      </text:list>
      <text:p text:style-name="P18">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gdal1.4.5.patch</text:span> file and apply.</text:p>
      <text:p text:style-name="P18">Alternatively, if you dont have TortoiseSVN, you may use the <text:span text:style-name="T15">patch</text:span> command distributed with MSYS<text:note text:id="ftn4" text:note-class="footnote"><text:note-citation>4</text:note-citation><text:note-body><text:p text:style-name="P19"><text:span text:style-name="T6">You can download MSYS from here: </text:span><text:a xlink:type="simple" xlink:href="http://sourceforge.net/project/showfiles.php?group_id=2435&amp;package_id=24963"><text:span text:style-name="T14">http://sourceforge.net/project/showfiles.php?group_id=2435&amp;package_id=24963</text:span></text:a></text:p><text:p text:style-name="P20">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8"><text:span text:style-name="Code">patch -p0 -f -i PATH_TO_DOWNLOADED_PATCH/gdal1.4.5.patch</text:span></text:p>
      <text:p text:style-name="P18">(where <text:span text:style-name="Code"><text:span text:style-name="T10">PATH_TO_DOWNLOADED_PATCH</text:span></text:span> represents the location where you have previously downloaded the patch). </text:p>
      <text:p text:style-name="P18">Finally, you need to modify your <text:span text:style-name="Code"><text:span text:style-name="T7">GDAL\NMAKE.opt </text:span></text:span>as explained in the following sections.</text:p>
      <text:list xml:id="list31461462" text:continue-list="list31440609" text:style-name="L1">
        <text:list-item>
          <text:list>
            <text:list-item>
              <text:list>
                <text:list-item>
                  <text:list>
                    <text:list-item>
                      <text:h text:style-name="P61" text:outline-level="4">Preliminar variables settings <text:bookmark-start text:name="DDE_LINK11111121"/><text:bookmark-end text:name="DDE_LINK11111121"/></text:h>
                    </text:list-item>
                  </text:list>
                </text:list-item>
              </text:list>
            </text:list-item>
          </text:list>
        </text:list-item>
      </text:list>
      <text:p text:style-name="P18">As a first step, edit the <text:span text:style-name="T7">GDAL_HOME</text:span> variable by linking it to the folder where you just downloaded GDAL. </text:p>
      <text:p text:style-name="P26">For future JAVA bindings creation, be sure the <text:span text:style-name="Code">SWIG</text:span> variable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Be sure <text:span text:style-name="Code">SWIG</text:span> variable refers to the proper <text:span text:style-name="Code">swig.exe</text:span> path.</text:p>
      <text:p text:style-name="P18">Finally, depending on the specific format you wish to support, follow the instructions contained in the following sections.</text:p>
      <text:list xml:id="list31446543" text:continue-numbering="true" text:style-name="L1">
        <text:list-item>
          <text:list>
            <text:list-item>
              <text:list>
                <text:list-item>
                  <text:list>
                    <text:list-item>
                      <text:h text:style-name="P61" text:outline-level="4"><text:bookmark-start text:name="DDE_LINK1111112"/>Kakadu specific configuration option <text:bookmark-end text:name="DDE_LINK1111112"/></text:h>
                    </text:list-item>
                  </text:list>
                </text:list-item>
              </text:list>
            </text:list-item>
          </text:list>
        </text:list-item>
      </text:list>
      <text:p text:style-name="P18">Find the KAKADU Setting properties in <text:span text:style-name="Code"><text:span text:style-name="T7">GDAL\NMAKE.opt</text:span></text:span> <text:s/>by looking for the following line:</text:p>
      <text:p text:style-name="P9"><text:span text:style-name="Code"># Uncommment if you have Kakadu 4.0 or newer</text:span></text:p>
      <text:p text:style-name="P18">Supposing your KAKADU library has been placed in <text:span text:style-name="Code">C:\work\libs\kakadu</text:span>, edit the next line, like this: <text:span text:style-name="Code"><text:span text:style-name="T7">KAKDIR = C:\work\libs\kakadu\v5_2_6-90032L</text:span></text:span></text:p>
      <text:p text:style-name="P18">Be sure the proper version subfolder is set. (In this case: v5_2_6-90032L).</text:p>
      <text:p text:style-name="P18"><text:soft-page-break/>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work\libs\kakadu\lib\kdu_v52R.lib</text:span></text:p>
      <text:list xml:id="list31441001" text:continue-numbering="true" text:style-name="L1">
        <text:list-item>
          <text:list>
            <text:list-item>
              <text:list>
                <text:list-item>
                  <text:list>
                    <text:list-item>
                      <text:h text:style-name="P61" text:outline-level="4"><text:bookmark-start text:name="DDE_LINK11111111"/>MrSID specific configuration option <text:bookmark-end text:name="DDE_LINK11111111"/></text:h>
                    </text:list-item>
                  </text:list>
                </text:list-item>
              </text:list>
            </text:list-item>
          </text:list>
        </text:list-item>
      </text:list>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work\libs\MrSid</text:span></text:span>, edit the next lines, like this</text:p>
      <text:p text:style-name="Standard"><text:span text:style-name="Code">MRSID_DIR = C:\work\lib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6">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7">MRSID_FLAGS = -DMRSID_J2K</text:span></text:span></text:p>
      <text:list xml:id="list31445439" text:continue-numbering="true" text:style-name="L1">
        <text:list-item>
          <text:list>
            <text:list-item>
              <text:list>
                <text:list-item>
                  <text:list>
                    <text:list-item>
                      <text:h text:style-name="P61" text:outline-level="4"><text:bookmark-start text:name="DDE_LINK111111111"/>ECW specific configuration option <text:bookmark-end text:name="DDE_LINK111111111"/></text:h>
                    </text:list-item>
                  </text:list>
                </text:list-item>
              </text:list>
            </text:list-item>
          </text:list>
        </text:list-item>
      </text:list>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work\libs\libecwj2-3.3</text:span>, edit the next 2 lines, like this:</text:p>
      <text:p text:style-name="Standard"><text:span text:style-name="Code"><text:span text:style-name="T44">ECWDIR = C:\work\libs\libecwj2-3.3</text:span></text:span></text:p>
      <text:p text:style-name="Standard"><text:span text:style-name="Code"><text:span text:style-name="T44">ECWLIB = $(ECWDIR)\lib\NCScnet.lib $(ECWDIR)\lib\NCSEcw.lib $(ECWDIR)\lib\NCSUtil.lib </text:span></text:span></text:p>
      <text:list xml:id="list31450047" text:continue-numbering="true" text:style-name="L1">
        <text:list-item>
          <text:list>
            <text:list-item>
              <text:list>
                <text:list-item>
                  <text:list>
                    <text:list-item>
                      <text:h text:style-name="P61" text:outline-level="4"><text:bookmark-start text:name="DDE_LINK1111111111"/>HDF4 specific configuration option <text:bookmark-end text:name="DDE_LINK1111111111"/></text:h>
                    </text:list-item>
                  </text:list>
                </text:list-item>
              </text:list>
            </text:list-item>
          </text:list>
        </text:list-item>
      </text:list>
      <text:p text:style-name="Standard">Find the HDF4 Setting properties in <text:span text:style-name="Code"><text:span text:style-name="T7">GDAL\NMAKE.opt</text:span></text:span> <text:s/>by looking for the following line:</text:p>
      <text:p text:style-name="P21"># Uncomment the following and update to enable NCSA HDF Release 4 support.</text:p>
      <text:p text:style-name="P7"><text:span text:style-name="T21">Supposing your HDF4 library has been placed in </text:span><text:span text:style-name="Code"><text:span text:style-name="T10">C:\work\libs\HDF4</text:span></text:span><text:span text:style-name="T21">, edit the next 2 lines, like this:</text:span></text:p>
      <text:p text:style-name="P22">HDF4_DIR =<text:tab/>c:\work\libs\HDF4\release</text:p>
      <text:p text:style-name="Text_20_body"><text:span text:style-name="Code"><text:span text:style-name="T27">HDF4_LIB =<text:tab/>/LIBPATH:$(HDF4_DIR)\libpath</text:span></text:span></text:p>
      <text:list xml:id="list31454755" text:continue-numbering="true" text:style-name="L1">
        <text:list-item>
          <text:list>
            <text:list-item>
              <text:list>
                <text:list-item>
                  <text:h text:style-name="P60" text:outline-level="3"><text:soft-page-break/><text:s/>Building GDAL</text:h>
                </text:list-item>
              </text:list>
            </text:list-item>
          </text:list>
        </text:list-item>
      </text:list>
      <text:p text:style-name="P18">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list xml:id="list31446651" text:continue-numbering="true" text:style-name="L1">
        <text:list-item>
          <text:list>
            <text:list-item>
              <text:list>
                <text:list-item>
                  <text:list>
                    <text:list-item>
                      <text:h text:style-name="P61" text:outline-level="4">Generating JAVA Bindings</text:h>
                      <text:list>
                        <text:list-header>
                          <text:h text:style-name="P65" text:outline-level="5" text:is-list-header="true">Variable settings</text:h>
                        </text:list-header>
                      </text:list>
                    </text:list-item>
                  </text:list>
                </text:list-item>
              </text:list>
            </text:list-item>
          </text:list>
        </text:list-item>
      </text:list>
      <text:p text:style-name="P26">Then, check your <text:span text:style-name="Code">GDAL\SWIG\JAVA\java.opt</text:span> is properly configured. (Basically, you need to check the <text:span text:style-name="T10">JAVA_HOME</text:span> and <text:span text:style-name="T10">ANT_HOME</text:span> variables are properly set)</text:p>
      <text:list xml:id="list31448288" text:continue-numbering="true" text:style-name="L1">
        <text:list-item>
          <text:list>
            <text:list-item>
              <text:list>
                <text:list-item>
                  <text:list>
                    <text:list-item>
                      <text:list>
                        <text:list-header>
                          <text:h text:style-name="P65" text:outline-level="5" text:is-list-header="true">Running SWIG</text:h>
                        </text:list-header>
                      </text:list>
                    </text:list-item>
                  </text:list>
                </text:list-item>
              </text:list>
            </text:list-item>
          </text:list>
        </text:list-item>
      </text:list>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list xml:id="list31443369" text:continue-numbering="true" text:style-name="L1">
        <text:list-item>
          <text:list>
            <text:list-item>
              <text:list>
                <text:list-item>
                  <text:list>
                    <text:list-item>
                      <text:h text:style-name="P62" text:outline-level="4">Final Settings</text:h>
                    </text:list-item>
                  </text:list>
                </text:list-item>
              </text:list>
            </text:list-item>
          </text:list>
        </text:list-item>
      </text:list>
      <text:p text:style-name="Text_20_body">At this point, you should have:</text:p>
      <text:list xml:id="list31434142" text:style-name="L5">
        <text:list-item>
          <text:p text:style-name="P66">some external DLLs (for Kakadu, ECW, MrSID, <text:span text:style-name="Code"><text:span text:style-name="T21">HDF4</text:span></text:span>)</text:p>
        </text:list-item>
        <text:list-item>
          <text:p text:style-name="P66">a GDAL DLL (<text:span text:style-name="Code">gdal14.dll</text:span>)</text:p>
        </text:list-item>
        <text:list-item>
          <text:p text:style-name="P66">4 JNI DLL (<text:span text:style-name="Code">gdalconstjni.dll, gdaljni.dll, ogrjni.dll, osrjni.dll</text:span>)</text:p>
        </text:list-item>
        <text:list-item>
          <text:p text:style-name="P66">a jar file (<text:span text:style-name="Code">gdal.jar</text:span>) </text:p>
        </text:list-item>
      </text:list>
      <text:p text:style-name="P18">You need to place all the DLLs in the folder where your application will look for libraries. Your <text:span text:style-name="Code">JAVA_HOME\BIN</text:span> folder could be a typical location where to place them. </text:p>
      <text:p text:style-name="P18">Finally, be sure you properly set the <text:span text:style-name="T10">GDAL_DATA</text:span> environment variable. This needs to be set with your <text:span text:style-name="T7">GDAL\DATA</text:span> <text:s/>location in order to properly evaluate EPSG codes.</text:p>
      <text:list xml:id="list31449299" text:continue-list="list31443369" text:style-name="L1">
        <text:list-item>
          <text:list>
            <text:list-item>
              <text:h text:style-name="P59" text:outline-level="2">ImageMagick &amp; Jmagick</text:h>
            </text:list-item>
          </text:list>
        </text:list-item>
      </text:list>
      <text:p text:style-name="P18">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26">Prior to build ImageMagick you need to configure it:</text:p>
      <text:p text:style-name="P26">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Now, you are ready to configure the build of your ImageMagick libraries:</text:p>
      <text:p text:style-name="P26">Run <text:span text:style-name="T7">configure.exe</text:span> and the wizard will be opened. Press Next and click on the multi-threaded DLL. Now press, on Next twice and finally Finish. The configuration utility just created a workspace <text:soft-page-break/>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26">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27">Future versions of this document will provide better instructions about how to customize the ImageMagick build.<text:line-break/></text:p>
      <text:list xml:id="list31435392" text:continue-numbering="true" text:style-name="L1">
        <text:list-item>
          <text:list>
            <text:list-item>
              <text:h text:style-name="P59" text:outline-level="2">Image I/O-EXT Project</text:h>
            </text:list-item>
          </text:list>
        </text:list-item>
      </text:list>
      <text:p text:style-name="Standard">You need to download the <text:span text:style-name="T3">imageio-ext</text:span> project from Java.net SVN. To do this, you need to create an <text:span text:style-name="T7">imageio-ext</text:span> folder and use Tortoise SVN or another SVN client as explained in section 2.7.2</text:p>
      <text:p text:style-name="Standard">The URL of repository for the <text:span text:style-name="T15">SVN Checkout</text:span> command is:</text:p>
      <text:p text:style-name="Standard"><text:a xlink:type="simple" xlink:href="https://imageio-ext.dev.java.net/svn/imageio-ext/tags/1.0.0"><text:span text:style-name="Code">https://imageio-ext.dev.java.net/svn/imageio-ext/</text:span></text:a><text:a xlink:type="simple" xlink:href="https://imageio-ext.dev.java.net/svn/imageio-ext/trunk"><text:span text:style-name="Code">https://imageio-ext.dev.java.net/svn/imageio-ext/trunk</text:span></text:a></text:p>
      <text:list xml:id="list31451448" text:continue-numbering="true" text:style-name="L1">
        <text:list-item>
          <text:list>
            <text:list-item>
              <text:list>
                <text:list-item>
                  <text:h text:style-name="P60" text:outline-level="3"><text:s/>DLL deployment instructions (Optional) - [deploylibs] property</text:h>
                </text:list-item>
              </text:list>
            </text:list-item>
          </text:list>
        </text:list-item>
      </text:list>
      <text:p text:style-name="P18"><text:span text:style-name="T30">In case you have skipped the manual building process introduced in the previous sections, you should leverage on the DLL available via the deploy module although this approach is not recommended. To deploy available DLLs and additional required elements, you need to set the </text:span><text:span text:style-name="T16">deploylibs</text:span><text:span text:style-name="T30"> properties as true with the </text:span><text:span text:style-name="T12">-Ddeploylibs </text:span>option when building the project (as explained in 2.9.3).</text:p>
      <text:list xml:id="list31440319" text:style-name="L6">
        <text:list-header>
          <text:p text:style-name="P41"><text:span text:style-name="T39">IMPORTANT NOTES</text:span><text:span text:style-name="T5">:</text:span></text:p>
        </text:list-header>
      </text:list>
      <text:list xml:id="list31436243" text:style-name="L7">
        <text:list-item>
          <text:p text:style-name="P42">you also need to setup a GDAL_DATA environment variable with the path of the location where you want the deploy module will store required files for EPSG codes parsing.</text:p>
        </text:list-item>
        <text:list-item>
          <text:p text:style-name="P42">The following error may occur if you are running Windows Vista and your Java installation is in the default program files folder (which has access restrictions): <text:span text:style-name="T15">“Unable to deploy required libs...”. </text:span><text:span text:style-name="T40">To solve this issue, simply install JAVA to a different folder as explained in section 2.1</text:span></text:p>
        </text:list-item>
      </text:list>
      <text:list xml:id="list31440763" text:continue-list="list31451448" text:style-name="L1">
        <text:list-item>
          <text:list>
            <text:list-item>
              <text:list>
                <text:list-item>
                  <text:h text:style-name="P60" text:outline-level="3"><text:s/>JMagick libraries deployment instructions (Optional)- [jmagick] profile</text:h>
                </text:list-item>
              </text:list>
            </text:list-item>
          </text:list>
        </text:list-item>
      </text:list>
      <text:p text:style-name="P11">In case you want to deploy and add Jmagick library support to the Image I/O-Ext project, specify the <text:span text:style-name="T15">jmagick</text:span> profile as well as the <text:span text:style-name="T15">deploylibs</text:span> property (as explained in 2.9.1) when building the project (as will be explained in 2.9.3). Multiple profiles may be specified; simply use the comma sign to specify more profiles (as an instance, <text:span text:style-name="Code">-Pbase,jmagick</text:span>). </text:p>
      <text:list xml:id="list31462886" text:continue-numbering="true" text:style-name="L1">
        <text:list-item>
          <text:list>
            <text:list-item>
              <text:list>
                <text:list-item>
                  <text:h text:style-name="P60" text:outline-level="3"><text:s/>Image I/O-Ext Project building </text:h>
                </text:list-item>
              </text:list>
            </text:list-item>
          </text:list>
        </text:list-item>
      </text:list>
      <text:p text:style-name="P25">Actually, depending on the set of available DLLs or the formats you need, it is possible to build the project in 2 configuration. </text:p>
      <text:list xml:id="list31437669" text:style-name="L8">
        <text:list-item>
          <text:p text:style-name="P67"><text:span text:style-name="T5">base</text:span>: only the plugins which don't depend on external libraries are built</text:p>
        </text:list-item>
        <text:list-item>
          <text:p text:style-name="P67"><text:soft-page-break/><text:span text:style-name="T5">full</text:span>: All the available plugins are built (that is: Kakadu, MrSID, ECW, HDF4)</text:p>
        </text:list-item>
      </text:list>
      <text:p text:style-name="Text_20_body">When executing tests, any configuration requires the proper set of DLLs. You could also leverage on the DLLs available via the deploy module, as explained in chapter 2.9.1 using <text:span text:style-name="Code">-Ddeploylibs</text:span><text:span text:style-name="Code"><text:note text:id="ftn5" text:note-class="footnote"><text:note-citation>5</text:note-citation><text:note-body><text:p text:style-name="P12">Depending on the selected configuration, the proper set of DLL will be deployed by the deploy module. Note that, due to licensing issues, n<text:span text:style-name="T30">o Kakadu DLLs are available by means of this module and you should have built them as explained in the previous chapters.</text:span></text:p></text:note-body></text:note></text:span><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Standard">To build the Image I/O-Ext project, enter in <text:span text:style-name="Code">imageio-ext\</text:span> and, select the configuration you need, using the proper configProfile running the command:</text:p>
      <text:p text:style-name="Standard"><text:s/><text:span text:style-name="Code">mvn install -PconfigProfile (</text:span>where configProfile is one of <text:span text:style-name="T5">base</text:span>, <text:span text:style-name="T5">full</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2.9.2). </text:p>
      <text:p text:style-name="Text_20_body">This command will build and test all required modules and plugins and store the produced JARS in the local maven repository. </text:p>
      <text:p text:style-name="P18">In case you need to perform a fast build of the Image I/O-Ext project, without tests, just add the <text:span text:style-name="Code"><text:span text:style-name="T19">-Dmaven.test.skip</text:span></text:span> option to the previous <text:span text:style-name="Code"><text:span text:style-name="T36">mvn</text:span></text:span> command.</text:p>
      <text:list xml:id="list31462843" text:continue-list="list31462886" text:style-name="L1">
        <text:list-item>
          <text:list>
            <text:list-item>
              <text:list>
                <text:list-item>
                  <text:list>
                    <text:list-item>
                      <text:h text:style-name="P61" text:outline-level="4">Testing Image I/O-Ext modules with Maven.</text:h>
                    </text:list-item>
                  </text:list>
                </text:list-item>
              </text:list>
            </text:list-item>
          </text:list>
        </text:list-item>
      </text:list>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C:\Projects\imageio-ext&gt;cd plugin\gdalarcgrid</text:span></text:p>
      <text:p text:style-name="P12"><text:span text:style-name="Code"><text:span text:style-name="T27">C:\Projects\imageio-ext\plugin\gdalarcgrid&gt;mvn test</text:span></text:span></text:p>
      <text:p text:style-name="P12"><text:span text:style-name="Code"><text:span text:style-name="T21">Lastly, if you want to perform interactive tests (which usually display data read on a windows), you should use the </text:span></text:span><text:span text:style-name="Code"><text:span text:style-name="T10">interactive.tests</text:span></text:span><text:span text:style-name="Code"><text:span text:style-name="T21"> profile like this:</text:span></text:span></text:p>
      <text:p text:style-name="P12"><text:span text:style-name="Code"><text:span text:style-name="T27">C:\Projects\imageio-ext\plugin\gdalarcgrid&gt;mvn test -Pinteractive.tests</text:span></text:span></text:p>
      <text:p text:style-name="P18"><text:span text:style-name="Code"><text:span text:style-name="T21">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DLLs, otherwise they will be skipped.</text:span></text:span></text:p>
      <text:list xml:id="list31432947" text:continue-numbering="true" text:style-name="L1">
        <text:list-item>
          <text:list>
            <text:list-item>
              <text:list>
                <text:list-item>
                  <text:list>
                    <text:list-item>
                      <text:h text:style-name="P63" text:outline-level="4"><text:span text:style-name="Code"><text:span text:style-name="T24">Testing JPEG2000 Kakadu (GDAL) writer capabilities</text:span></text:span></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2"><text:span text:style-name="Code"><text:span text:style-name="T26">C:\Projects\imageio-ext\plugin\gdalkakadujp2&gt;mvn test -Pextensive.tests</text:span></text:span></text:p>
      <text:p text:style-name="P18"><text:soft-page-break/>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6">C:\Projects\imageio-ext\plugin\gdalkakadujp2&gt;mvn test -Pextensive.tests,tests.holdwrittenfiles</text:span></text:span></text:p>
      <text:p text:style-name="Standard"/>
      <text:p text:style-name="Standard"/>
      <text:p text:style-name="Standard"/>
      <text:p text:style-name="Standard"/>
      <text:p text:style-name="Standard"/>
      <text:p text:style-name="Standard"/>
      <text:p text:style-name="Standard"/>
      <text:p text:style-name="Standard"/>
      <text:list xml:id="list31449952" text:continue-numbering="true" text:style-name="L1">
        <text:list-item>
          <text:h text:style-name="P58" text:outline-level="1">Linux instructions</text:h>
        </text:list-item>
      </text:list>
      <text:p text:style-name="Standard">The following instructions have been tested on Linux Fedora Core 5 distribution and Ubuntu 8.04.</text:p>
      <text:p text:style-name="Standard">Note: On some Linux distributions (as an instance, Ubuntu), you can install Java, Swig and Ant using the Package Manager (with the command <text:span text:style-name="T43">sudo apt-get install “package name”</text:span>).</text:p>
      <text:list xml:id="list31433544" text:continue-numbering="true" text:style-name="L1">
        <text:list-item>
          <text:list>
            <text:list-item>
              <text:h text:style-name="P59"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4 and download the Linux Self-extracting file (A <text:span text:style-name="T10">jdk-1_5_0_14-linux-i586.bin </text:span><text:span text:style-name="T21">file). Af</text:span>ter you have downloaded it (as an instance on <text:span text:style-name="Code"><text:span text:style-name="T7">/usr/local/java</text:span></text:span>), be sure that execute permissions are set on the downloaded file, by running this command:</text:p>
      <text:p text:style-name="P18"><text:span text:style-name="Teletype"><text:span text:style-name="T11">chmod +x jdk-1_5_0_14-linux-i586.bin</text:span></text:span><text:span text:style-name="T11"> </text:span></text:p>
      <text:p text:style-name="Standard">Then, go in<text:span text:style-name="T7"> </text:span><text:span text:style-name="Code"><text:span text:style-name="T31">/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list xml:id="list31454137" text:continue-numbering="true" text:style-name="L1">
        <text:list-item>
          <text:list>
            <text:list-item>
              <text:h text:style-name="P59" text:outline-level="2">ANT</text:h>
            </text:list-item>
          </text:list>
        </text:list-item>
      </text:list>
      <text:p text:style-name="Standard">Apache ANT is another needed tool. You can download the last version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p>
      <text:list xml:id="list31432931" text:continue-numbering="true" text:style-name="L1">
        <text:list-item>
          <text:list>
            <text:list-item>
              <text:h text:style-name="P59"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9</text:span> <text:line-break/><text:line-break/>Create a folder which will contains the installed external libraries as well as the additional files:</text:p>
      <text:p text:style-name="P7">cd /home/myuser</text:p>
      <text:p text:style-name="P7"><text:soft-page-break/>mkdir mylibs</text:p>
      <text:p text:style-name="P7">cd mylibs</text:p>
      <text:p text:style-name="P7">mkdir lib</text:p>
      <text:p text:style-name="P7">mkdir include</text:p>
      <text:p text:style-name="Standard"/>
      <text:p text:style-name="Standard">At this point, on your <text:span text:style-name="Code">/etc</text:span> folder, edit the "<text:span text:style-name="Code">profile</text:span>" file by adding the following lines:<text:line-break/><text:line-break/><text:span text:style-name="Code">PATH=$PATH:/usr/local/maven-2.0.9/bin <text:line-break/>export JAVA_HOME=/usr/local/java/jdk1.5.0_14/<text:line-break/>export JRE_HOME=/usr/local/java/jdk1.5.0_14/jre/<text:line-break/>export MAVEN_HOME=/usr/local/maven-2.0.9/<text:line-break/>export ANT_HOME=/usr/local/apache-ant-1.7.0/</text:span></text:p>
      <text:p text:style-name="Standard"><text:span text:style-name="Code">export LD_LIBRARY_PATH=/usr/local/lib:/home/myuser/mylibs/lib </text:span></text:p>
      <text:list xml:id="list31461669" text:continue-numbering="true" text:style-name="L1">
        <text:list-item>
          <text:list>
            <text:list-item>
              <text:h text:style-name="P59" text:outline-level="2">JAI</text:h>
            </text:list-item>
          </text:list>
        </text:list-item>
      </text:list>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p>
      <text:list xml:id="list31432596" text:continue-numbering="true" text:style-name="L1">
        <text:list-item>
          <text:list>
            <text:list-item>
              <text:h text:style-name="P59" text:outline-level="2">JAI-ImageIO Toolkit</text:h>
            </text:list-item>
          </text:list>
        </text:list-item>
      </text:list>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p>
      <text:list xml:id="list31441759" text:continue-numbering="true" text:style-name="L1">
        <text:list-item>
          <text:list>
            <text:list-item>
              <text:h text:style-name="P59" text:outline-level="2">SWIG</text:h>
            </text:list-item>
          </text:list>
        </text:list-item>
      </text:list>
      <text:p text:style-name="P18">Be sure you have properly downloaded SWIG, the Simplified Wrapper and Interface Generator which allow to produce JAVA bindings for C/C++ code. You can obtain it by simply running:</text:p>
      <text:p text:style-name="Standard"><text:span text:style-name="T10">yum update swig</text:span> or <text:span text:style-name="T10">sudo apt-get install swig</text:span></text:p>
      <text:list xml:id="list31450291" text:continue-numbering="true" text:style-name="L1">
        <text:list-item>
          <text:list>
            <text:list-item>
              <text:list>
                <text:list-item>
                  <text:h text:style-name="P60" text:outline-level="3"><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4">sudo make install</text:span><text:span text:style-name="T35"> (As you may notice, this command requires superuser privileges)</text:span></text:p>
      <text:list xml:id="list31435995" text:continue-numbering="true" text:style-name="L1">
        <text:list-item>
          <text:list>
            <text:list-item>
              <text:h text:style-name="P59"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31463786" text:continue-numbering="true" text:style-name="L1">
        <text:list-item>
          <text:list>
            <text:list-item>
              <text:list>
                <text:list-item>
                  <text:h text:style-name="P60" text:outline-level="3"><text:soft-page-break/>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xml:id="list31450039" text:style-name="L9">
        <text:list-item>
          <text:p text:style-name="P43">Kakadu (v. 5.2.6)</text:p>
        </text:list-item>
        <text:list-item>
          <text:p text:style-name="P43">MrSID (v 6.0.7)</text:p>
        </text:list-item>
        <text:list-item>
          <text:p text:style-name="P43">ECW (v 3.3)</text:p>
        </text:list-item>
      </text:list>
      <text:list xml:id="list31451228" text:continue-list="list31463786" text:style-name="L1">
        <text:list-item>
          <text:list>
            <text:list-item>
              <text:list>
                <text:list-item>
                  <text:list>
                    <text:list-item>
                      <text:h text:style-name="P61" text:outline-level="4"><text:bookmark-start text:name="DDE_LINK1111"/>Kakadu <text:bookmark-end text:name="DDE_LINK1111"/></text:h>
                    </text:list-item>
                  </text:list>
                </text:list-item>
              </text:list>
            </text:list-item>
          </text:list>
        </text:list-item>
      </text:list>
      <text:p text:style-name="Text_20_body">Supposing you have your own Kakadu licensed source code, browse to the main kakadu folder (as an, instance on <text:span text:style-name="Code">home/myuser/work/libs/kakadu/v5_2_6</text:span>). <text:s/>Enter in <text:span text:style-name="T10">coresys/make</text:span> and modify the <text:span text:style-name="T10">Makefile-Linux-x86-gcc</text:span> file as follows:</text:p>
      <text:list xml:id="list31459425" text:style-name="L10">
        <text:list-item>
          <text:p text:style-name="P69">Enable the static build by setting <text:span text:style-name="T10">KDU_GLIBS = -static -static-libgcc</text:span></text:p>
        </text:list-item>
        <text:list-item>
          <text:p text:style-name="P69">Run <text:s/><text:span text:style-name="T7">make -f Makefile-Linux-x86-gcc</text:span> </text:p>
        </text:list-item>
      </text:list>
      <text:p text:style-name="Text_20_body">This will generate libs in <text:span text:style-name="T10">kakadu/lib/Linux-x86-gcc</text:span>. </text:p>
      <text:p text:style-name="Text_20_body">From the kakadu folder, run: <text:span text:style-name="T10">sudo cp lib/Linux-x86-gcc/* /home/myuser/mylibs/lib</text:span></text:p>
      <text:p text:style-name="Text_20_body"/>
      <text:p text:style-name="Text_20_body">After this, enter in <text:span text:style-name="T7">apps/make</text:span> and modify the <text:span text:style-name="T7">Makefile-Linux-x86-gcc</text:span> file as follows:</text:p>
      <text:list xml:id="list31444861" text:style-name="L11">
        <text:list-item>
          <text:p text:style-name="P70">Enable the static build by setting <text:span text:style-name="T10">KDU_GLIBS = -static -static-libgcc</text:span></text:p>
        </text:list-item>
        <text:list-item>
          <text:p text:style-name="P70">Set <text:span text:style-name="Code">LIB_SRC</text:span> as follow: <text:span text:style-name="T10">LIB_SRC=$(LIB_DIR)/libkdu.a</text:span></text:p>
        </text:list-item>
        <text:list-item>
          <text:p text:style-name="P70">Run make: <text:span text:style-name="T10">make -f Makefile-Linux-x86-gcc </text:span></text:p>
        </text:list-item>
      </text:list>
      <text:p text:style-name="P29"/>
      <text:p text:style-name="Text_20_body">The following additional steps are not required by GDAL but it is needed by the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2">INCLUDES += -I$(JAVA_HOME)/include -I$(JAVA_HOME)/include/linux </text:p>
      <text:p text:style-name="P24">Run make: <text:s/><text:span text:style-name="T10">make -f Makefile-Linux-x86-gcc</text:span></text:p>
      <text:p text:style-name="P24">Then, from the <text:span text:style-name="Code">kakadu</text:span> folder, run: <text:span text:style-name="Code">sudo cp /lib/Linux-x86-gcc/libkdu_jni.so </text:span><text:span text:style-name="Code"><text:span text:style-name="T10">/home/myuser/mylibs/lib</text:span></text:span></text:p>
      <text:p text:style-name="P24"><text:span text:style-name="Code"><text:span text:style-name="T37">Finally, run <text:s/></text:span></text:span><text:span text:style-name="Code"><text:span text:style-name="T10">sudo ldconfig</text:span></text:span></text:p>
      <text:list xml:id="list31445653" text:continue-list="list31451228" text:style-name="L1">
        <text:list-item>
          <text:list>
            <text:list-item>
              <text:list>
                <text:list-item>
                  <text:list>
                    <text:list-item>
                      <text:h text:style-name="P61" text:outline-level="4"><text:bookmark-start text:name="DDE_LINK11111"/>MrSID <text:bookmark-end text:name="DDE_LINK11111"/></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Linux (x86) - gcc 3.4</text:span></text:span>) </text:p>
      <text:list xml:id="list31461364" text:continue-numbering="true" text:style-name="L1">
        <text:list-item>
          <text:list>
            <text:list-item>
              <text:list>
                <text:list-item>
                  <text:list>
                    <text:list-item>
                      <text:h text:style-name="P61" text:outline-level="4"><text:bookmark-start text:name="DDE_LINK11111212"/><text:soft-page-break/>ECW <text:bookmark-end text:name="DDE_LINK11111212"/></text:h>
                    </text:list-item>
                  </text:list>
                </text:list-item>
              </text:list>
            </text:list-item>
          </text:list>
        </text:list-item>
      </text:list>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P18">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myuser/libs/libecwj2</text:span></text:p>
      <text:p text:style-name="P16">From the command line, just enter this folder and simply run:</text:p>
      <text:list xml:id="list31463692" text:style-name="L12">
        <text:list-item>
          <text:p text:style-name="P44">./configure --prefix=<text:span text:style-name="Code"><text:span text:style-name="T9">/home/myuser/mylibs</text:span></text:span></text:p>
        </text:list-item>
        <text:list-item>
          <text:p text:style-name="P44">make</text:p>
        </text:list-item>
        <text:list-item>
          <text:p text:style-name="P44">sudo make install</text:p>
        </text:list-item>
      </text:list>
      <text:list xml:id="list31432762" text:continue-list="list31461364" text:style-name="L1">
        <text:list-item>
          <text:list>
            <text:list-item>
              <text:list>
                <text:list-item>
                  <text:h text:style-name="P60" text:outline-level="3">GDAL Configuration</text:h>
                </text:list-item>
              </text:list>
            </text:list-item>
          </text:list>
        </text:list-item>
      </text:list>
      <text:p text:style-name="P18">Firstly, you need to download GDAL 1.4.5 from OSGeo SVN. Enter the folder where you want to download GDAL and run: </text:p>
      <text:p text:style-name="P18"><text:span text:style-name="Code"><text:span text:style-name="T32">svn co http://svn.osgeo.org/gdal/tags/1.4.5/gdal</text:span></text:span><text:span text:style-name="T10"> gdal1.4.5</text:span></text:p>
      <text:p text:style-name="Standard">Then, you need to apply the patch available at this location:</text:p>
      <text:p text:style-name="P18"><text:a xlink:type="simple" xlink:href="https://imageio-ext.dev.java.net/svn/imageio-ext/trunk/patches/gdal1.4.5.patch"><text:span text:style-name="Code"><text:span text:style-name="T10">https://imageio-ext.dev.java.net/svn/imageio-ext/trunk/patches/gdal1.4.5.patch</text:span></text:span></text:a></text:p>
      <text:p text:style-name="Standard">This patch contains several changes for:</text:p>
      <text:list xml:id="list31450408" text:style-name="L13">
        <text:list-item>
          <text:p text:style-name="P45">Kakadu support: More Kakadu create options and error management supported. Makefile modified</text:p>
        </text:list-item>
      </text:list>
      <text:list xml:id="list31432944" text:continue-list="list31452968" text:style-name="L4">
        <text:list-item text:start-value="1">
          <text:p text:style-name="P39">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7"><text:span text:style-name="Code">patch -p0 -f -i PATH_TO_DOWNLOADED_PATCH/gdal1.4.5.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3">/home/myuser/Desktop/</text:span></text:span><text:span text:style-name="T10">)</text:span></text:p>
      <text:p text:style-name="P18">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myuser/gdal1.4.5</text:span>, you can use the following command:</text:p>
      <text:p text:style-name="Text_20_body"><text:span text:style-name="Code">export GDAL_DATA=/home/myuser/gdal1.4.5/data/</text:span> </text:p>
      <text:p text:style-name="Text_20_body"/>
      <text:p text:style-name="P18">Next step is configuring GDAL by means of the<text:span text:style-name="T10">./configure</text:span> <text:span text:style-name="T34">--prefix=</text:span><text:span text:style-name="Code"><text:span text:style-name="T10">/home/myuser/mylibs </text:span></text:span>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xml:id="list31435307" text:continue-list="list31432762" text:style-name="L1">
        <text:list-item>
          <text:list>
            <text:list-item>
              <text:list>
                <text:list-item>
                  <text:list>
                    <text:list-item>
                      <text:h text:style-name="P61" text:outline-level="4"><text:bookmark-start text:name="DDE_LINK111111"/><text:soft-page-break/>Kakadu configuration option <text:bookmark-end text:name="DDE_LINK111111"/></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xml:id="list31444127" text:continue-numbering="true" text:style-name="L1">
        <text:list-item>
          <text:list>
            <text:list-item>
              <text:list>
                <text:list-item>
                  <text:list>
                    <text:list-item>
                      <text:h text:style-name="P61" text:outline-level="4"><text:bookmark-start text:name="DDE_LINK1111111"/>MrSID configuration option <text:bookmark-end text:name="DDE_LINK1111111"/></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3.7.3) a similar error could occur:</text:p>
      <text:p text:style-name="P7"><text:span text:style-name="Code"><text:span text:style-name="T28">/......./include/base/lti_sceneBuffer.h:356: </text:span></text:span><text:span text:style-name="Code"><text:span text:style-name="T27"><text:line-break/>error: extra qualification 'LizardTech::LTISceneBuffer::' on member </text:span></text:span></text:p>
      <text:p text:style-name="P18"><text:span text:style-name="T27">You need to fix the issue in the </text:span><text:span text:style-name="T28">header </text:span><text:span text:style-name="T10">MRSID_FOLDER/include/</text:span><text:span text:style-name="T11">base/lti_sceneBuffer.h</text:span><text:span text:style-name="T27"> by simply removing the class scope declaration from the </text:span><text:span text:style-name="T10">inWindow</text:span><text:span text:style-name="T27"> method declaration. Line 356 should look like this:</text:span></text:p>
      <text:p text:style-name="P18"><text:span text:style-name="T27"><text:tab/> </text:span><text:span text:style-name="T10">bool inWindow(lt_uint32 x, lt_uint32 y) const;</text:span></text:p>
      <text:p text:style-name="P18"><text:span text:style-name="T10"><text:s/></text:span><text:span text:style-name="T27"><text:line-break/>Then repeat build process as suggested in 3.7.3.</text:span></text:p>
      <text:list xml:id="list31443534" text:continue-numbering="true" text:style-name="L1">
        <text:list-item>
          <text:list>
            <text:list-item>
              <text:list>
                <text:list-item>
                  <text:list>
                    <text:list-item>
                      <text:h text:style-name="P64" text:outline-level="4">ECW configuration option </text:h>
                    </text:list-item>
                  </text:list>
                </text:list-item>
              </text:list>
            </text:list-item>
          </text:list>
        </text:list-item>
      </text:list>
      <text:p text:style-name="P18"><text:span text:style-name="T27">Add </text:span><text:span text:style-name="T10">--with-ecw=/home/myuser/mylibs </text:span><text:span text:style-name="T27">option to the </text:span><text:span text:style-name="T10">./configure </text:span><text:span text:style-name="T27">command, where </text:span><text:span text:style-name="T10">/home/myuser/mylibs </text:span><text:span text:style-name="T27">represents the path where you previously installed ECW.</text:span></text:p>
      <text:list xml:id="list31458252" text:continue-numbering="true" text:style-name="L1">
        <text:list-item>
          <text:list>
            <text:list-item>
              <text:list>
                <text:list-item>
                  <text:h text:style-name="P60" text:outline-level="3"><text:s/>GDAL Building</text:h>
                </text:list-item>
              </text:list>
            </text:list-item>
          </text:list>
        </text:list-item>
      </text:list>
      <text:p text:style-name="Standard"><text:span text:style-name="T27">Finally</text:span>, you are ready to build GDAL. Supposing you properly configured it as explained in section 3.7.2, run the following commands:</text:p>
      <text:list xml:id="list31438385" text:style-name="L14">
        <text:list-item>
          <text:p text:style-name="P47">make clean</text:p>
        </text:list-item>
        <text:list-item>
          <text:p text:style-name="P47">make</text:p>
        </text:list-item>
        <text:list-item>
          <text:p text:style-name="P46"><text:span text:style-name="T10">sudo make install </text:span><text:span text:style-name="T35">(As you may notice, this command</text:span> requires superuser privileges)</text:p>
        </text:list-item>
      </text:list>
      <text:p text:style-name="Standard">When the build is terminated, run <text:span text:style-name="T34">sudo </text:span><text:span text:style-name="T10">ldconfig</text:span>. </text:p>
      <text:p text:style-name="Standard">Next step is generating JAVA bindings.</text:p>
      <text:list xml:id="list31447719" text:continue-list="list31458252" text:style-name="L1">
        <text:list-item>
          <text:list>
            <text:list-item>
              <text:list>
                <text:list-item>
                  <text:list>
                    <text:list-item>
                      <text:h text:style-name="P61" text:outline-level="4">Generating JAVA Bindings</text:h>
                    </text:list-item>
                  </text:list>
                </text:list-item>
              </text:list>
            </text:list-item>
          </text:list>
        </text:list-item>
      </text:list>
      <text:p text:style-name="P23">SWIG will generate java bindings for you. </text:p>
      <text:p text:style-name="Text_20_body"><text:span text:style-name="T27">As a first step, check your </text:span><text:span text:style-name="Code"><text:span text:style-name="T19">GDAL/SWIG/JAVA/java.opt</text:span></text:span><text:span text:style-name="T27"> is properly configured. </text:span></text:p>
      <text:p text:style-name="Standard"><text:span text:style-name="T27">Basically, you need to check the </text:span><text:span text:style-name="T10">JAVA_HOME, JAVA_INCLUDE </text:span><text:span text:style-name="T27">and </text:span><text:span text:style-name="T10">ANT_HOME</text:span><text:span text:style-name="T27"> variables are properly set. Be sure the following line exists: </text:span><text:span text:style-name="T10">JAVA_INCLUDE=-I$(JAVA_HOME)/include -I$(JAVA_HOME)/include/linux</text:span><text:span text:style-name="T27"> )</text:span></text:p>
      <text:p text:style-name="P18"><text:span text:style-name="T36">A second step is required in order </text:span>to customize the compiler options (This is needed to change default optimizations settings, which may cause JVM crashes). <text:s/>Just redefine the <text:s/><text:span text:style-name="T34">CXX_OPTFLAGS</text:span> and <text:span text:style-name="T34">C_OPTFLAGS</text:span> in the <text:span text:style-name="T34">GDALmake.opt</text:span> file on your GDAL main folder. You need to set these 2 flags with the <text:span text:style-name="Code"><text:span text:style-name="T19">-O1</text:span></text:span> value <text:span text:style-name="Code"><text:span text:style-name="T35">(Note that the minus sign (“-”) is followed by the “O” letter instead of the </text:span></text:span><text:soft-page-break/><text:span text:style-name="Code"><text:span text:style-name="T35">“zero” digit). Search the following line (</text:span></text:span><text:span text:style-name="Code"><text:span text:style-name="T38">#Flags to build optimized relese version </text:span></text:span><text:span text:style-name="Code"><text:span text:style-name="T35">) in </text:span></text:span><text:span text:style-name="Code"><text:span text:style-name="T34">GDALmake.opt </text:span></text:span><text:span text:style-name="Code"><text:span text:style-name="T35">and change the flags like this:</text:span></text:span></text:p>
      <text:p text:style-name="Text_20_body"><text:span text:style-name="Code"><text:span text:style-name="T38">#Flags to build optimized relese version </text:span></text:span></text:p>
      <text:p text:style-name="Text_20_body"><text:span text:style-name="Code"><text:span text:style-name="T38">CXX_OPTFLAGS =<text:tab/>-O1 </text:span></text:span></text:p>
      <text:p text:style-name="Text_20_body"><text:span text:style-name="Code"><text:span text:style-name="T38">C_OPTFLAGS =<text:tab/>-O1</text:span></text:span></text:p>
      <text:p text:style-name="Text_20_body"><text:span text:style-name="Code"><text:span text:style-name="T19"><text:s/></text:span></text:span></text:p>
      <text:p text:style-name="Text_20_body"><text:span text:style-name="T27">Then, </text:span><text:span text:style-name="T36">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generate</text:span></text:p>
      <text:p text:style-name="Text_20_body"><text:span text:style-name="Code">make build</text:span></text:p>
      <text:p text:style-name="P18">This command will automatically generate wrappers and bindings. Then, copy the generated libs in <text:span text:style-name="T10">/home/myuser/mylibs/lib</text:span> using the command:</text:p>
      <text:p text:style-name="Text_20_body"><text:span text:style-name="T34">sudo cp *.so </text:span><text:span text:style-name="T10">/home/myuser/mylibs/lib</text:span><text:span text:style-name="T34"> </text:span><text:s/></text:p>
      <text:p text:style-name="Text_20_body">Finally, run <text:span text:style-name="T34">sudo </text:span><text:span text:style-name="T10">ldconfig</text:span>.</text:p>
      <text:list xml:id="list31439703" text:continue-numbering="true" text:style-name="L1">
        <text:list-item>
          <text:list>
            <text:list-item>
              <text:h text:style-name="P59"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list xml:id="list31448076" text:continue-numbering="true" text:style-name="L1">
        <text:list-item>
          <text:list>
            <text:list-item>
              <text:list>
                <text:list-item>
                  <text:h text:style-name="P60" text:outline-level="3">Libraries deployment instructions (Optional) - [deploylibs] property</text:h>
                </text:list-item>
              </text:list>
            </text:list-item>
          </text:list>
        </text:list-item>
      </text:list>
      <text:p text:style-name="P11">In case you have skipped the GDAL manual building process introduced in the previous sections, you should leverage on the libraries contained in the deploy module although this approach is not recommended. </text:p>
      <text:p text:style-name="P11">In that case, you need to deploy available libraries before building the Image I/O-Ext project. You also need to setup a GDAL_DATA environment variable with the path of the location where you want the deploy module will store required files for EPSG codes parsing, as explained in 3.7.2.</text:p>
      <text:p text:style-name="Standard">Moreover, depending on the set of required libraries, you need to specify a configuration profile from the following set: </text:p>
      <text:list xml:id="list31446016" text:style-name="L15">
        <text:list-item>
          <text:p text:style-name="P49"><text:span text:style-name="T5">base</text:span>: in case you need the libraries built to support only the plugins which don't depend on external libraries</text:p>
        </text:list-item>
        <text:list-item>
          <text:p text:style-name="P49"><text:span text:style-name="T5">full</text:span>: in case you need the libraries built to support MrSID and ECW plugins (HDF4 and Kakadu are not available as deployed libraries). </text:p>
        </text:list-item>
      </text:list>
      <text:p text:style-name="Standard">Note that, since adding additional libraries to your JRE requires admin privileges, you need to execute this deployment phase as a separated preliminary step. You need to enter in <text:span text:style-name="Code">imageio-ext\</text:span> and run the following command:</text:p>
      <text:p text:style-name="Standard"><text:soft-page-break/><text:span text:style-name="Code">sudo mvn generate-resources -PconfigProfile -Ddeploylibs </text:span><text:span text:style-name="Code"><text:span text:style-name="T21">(where configProfile is one of </text:span></text:span><text:span text:style-name="Code"><text:span text:style-name="T23">base</text:span></text:span><text:span text:style-name="Code"><text:span text:style-name="T21"> or </text:span></text:span><text:span text:style-name="Code"><text:span text:style-name="T23">full</text:span></text:span><text:span text:style-name="Code"><text:span text:style-name="T21">). You need superuser privileges since this command will deploy all the required libraries (*.so) on the </text:span></text:span><text:span text:style-name="Code">JRE/lib/i386 folder. </text:span>This phase simply deploys libraries while the real Image I/O-Ext project building will be performed in the next phase, as explained in </text:p>
      <text:list xml:id="list31464021" text:continue-list="list31448076" text:style-name="L1">
        <text:list-item>
          <text:list>
            <text:list-item>
              <text:list>
                <text:list-item>
                  <text:h text:style-name="P60" text:outline-level="3">Image I/O-Ext Project building </text:h>
                </text:list-item>
              </text:list>
            </text:list-item>
          </text:list>
        </text:list-item>
      </text:list>
      <text:p text:style-name="P25">Actually, it is possible to build the project in 2 configuration. </text:p>
      <text:list xml:id="list31454473" text:style-name="L16">
        <text:list-item>
          <text:p text:style-name="P68"><text:span text:style-name="T5">base</text:span>: only the plugins which don't depend on external libraries are built</text:p>
        </text:list-item>
        <text:list-item>
          <text:p text:style-name="P68"><text:span text:style-name="T5">full</text:span>: All the available plugins are built</text:p>
        </text:list-item>
      </text:list>
      <text:p text:style-name="P18">When executing tests, any configuration requires the proper set of libraries. You could also leverage on the libraries available via the deploy module, as explained in chapter 3.8.1.<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P18">To build the Image I/O-Ext project, enter in <text:span text:style-name="Code">imageio-ext\</text:span> and, select the configuration you need, using the proper configProfile running the command: <text:span text:style-name="Code">mvn install -PconfigProfile</text:span> (where configProfile is one of <text:span text:style-name="T5">base </text:span><text:span text:style-name="T30">or</text:span> <text:span text:style-name="T5">full</text:span>) </text:p>
      <text:p text:style-name="P18">This command will build and test all required modules and plugins and store the produced JARS in the local maven repository. (Note that actually HDF4 plugin is not tested on Linux).</text:p>
      <text:p text:style-name="P18">In case you need to do a fast build of the Image I/O-Ext project, without tests, just add the <text:span text:style-name="T10">-Dmaven.test.skip</text:span> option to the previous <text:span text:style-name="T10">mvn</text:span> command.</text:p>
      <text:p text:style-name="P17">NOTE: <text:span text:style-name="T30">Maven should automatically-recognize the running operative system in order to use the proper deploy module. In case some errors occur due to an unrecognized OS name (which should </text:span><text:span text:style-name="T30">be “Linux”) you can explicitly specify it with the additional </text:span><text:span text:style-name="T11">linux</text:span><text:span text:style-name="T30"> profile. As an instance, if you are building the full configuration, you can use the</text:span><text:span text:style-name="T11"> -Pfull,linux </text:span><text:span text:style-name="T30">profiles. </text:span></text:p>
      <text:list xml:id="list31458352" text:continue-list="list31464021" text:style-name="L1">
        <text:list-item>
          <text:list>
            <text:list-item>
              <text:list>
                <text:list-item>
                  <text:list>
                    <text:list-item>
                      <text:h text:style-name="P61" text:outline-level="4">Testing Image I/O-Ext modules with Maven</text:h>
                    </text:list-item>
                  </text:list>
                </text:list-item>
              </text:list>
            </text:list-item>
          </text:list>
        </text:list-item>
      </text:list>
      <text:p text:style-name="P14">In case you simply need testing some Image I/O-Ext modules, as an instance in order to check if everything is working fine, you can enter in the module you are interested in and run the maven test. As an instance:</text:p>
      <text:p text:style-name="P12"><text:span text:style-name="Code"><text:span text:style-name="T26">imageio-ext/plugin</text:span></text:span><text:span text:style-name="Code">&gt;cd plugin/gdalarcgrid</text:span></text:p>
      <text:p text:style-name="P12"><text:span text:style-name="Code"><text:span text:style-name="T26">imageio-ext/plugin</text:span></text:span><text:span text:style-name="Code">/gdalarcgrid&gt;mvn test</text:span></text:p>
      <text:p text:style-name="P12"><text:span text:style-name="Code"><text:span text:style-name="T21">Lastly, if you want to perform interactive tests (which usually display data read on a windows), you should use the </text:span></text:span><text:span text:style-name="Code"><text:span text:style-name="T9">interactive.tests</text:span></text:span><text:span text:style-name="Code"><text:span text:style-name="T21"> profile like this:</text:span></text:span></text:p>
      <text:p text:style-name="P12"><text:span text:style-name="Code"><text:span text:style-name="T26">imageio-ext/plugin</text:span></text:span><text:span text:style-name="Code">/gdalarcgrid&gt;mvn test -Pinteractive.tests</text:span></text:p>
      <text:p text:style-name="P18"><text:span text:style-name="Code"><text:span text:style-name="T21">Anyway, displaying the image is a not blocking/not waiting operation so you will barely see the image, just for an instant (when displayed, it will be automatically closed. Future versions may </text:span></text:span><text:span text:style-name="Code"><text:span text:style-name="T21">include a property to customize “waiting time” before close). Note that tests require you have all the needed SO. libraries, otherwise they will be skipped.</text:span></text:span></text:p>
      <text:list xml:id="list31458992" text:continue-numbering="true" text:style-name="L1">
        <text:list-item>
          <text:list>
            <text:list-item>
              <text:list>
                <text:list-item>
                  <text:list>
                    <text:list-item>
                      <text:h text:style-name="P61" text:outline-level="4">Testing JPEG2000 Kakadu (GDAL) writer capabilities</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text:soft-page-break/>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2"><text:span text:style-name="Code"><text:span text:style-name="T26">imageio-ext/plugin</text:span></text:span><text:span text:style-name="Code">/gdalkakadujp2&gt;mvn test -Pextensive.tests</text:span></text:p>
      <text:p text:style-name="P18">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6">imageio-ext/plugin</text:span></text:span><text:span text:style-name="Code">/gdalkakadujp2&gt;mvn test -Pextensive.tests,tests.holdwrittenfiles</text:span></text:p>
      <text:p text:style-name="P12"><text:span text:style-name="Code"/></text:p>
      <text:p text:style-name="P12"><text:span text:style-name="Code"/></text:p>
      <text:list xml:id="list31454324" text:continue-numbering="true" text:style-name="L1">
        <text:list-item>
          <text:h text:style-name="P58" text:outline-level="1">Mac OS X Instructions</text:h>
        </text:list-item>
      </text:list>
      <text:p text:style-name="Standard">The following instructions have been tested on Mac OSX Leopard distribution.</text:p>
      <text:list xml:id="list31451917" text:continue-numbering="true" text:style-name="L1">
        <text:list-item>
          <text:list>
            <text:list-item>
              <text:h text:style-name="P59" text:outline-level="2">JAVA &amp; ANT</text:h>
            </text:list-item>
          </text:list>
        </text:list-item>
      </text:list>
      <text:p text:style-name="P18">Java and ant in the needed versions are shipped in the developer tools shipped in the install cds of leopard.</text:p>
      <text:list xml:id="list31434886" text:continue-numbering="true" text:style-name="L1">
        <text:list-item>
          <text:list>
            <text:list-item>
              <text:h text:style-name="P59"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As taken from the apache site, here come the install instructions for:</text:p>
      <text:p text:style-name="Standard">Unix-based Operating Systems (Linux, Solaris and Mac OS X)</text:p>
      <text:list xml:id="list31447810" text:style-name="L17">
        <text:list-item>
          <text:p text:style-name="P50">Extract the distribution archive to the directory you wish to install Maven 2.0.9. These instructions assume you chose <text:span text:style-name="T10">/usr/local/apache-maven-2.0.9</text:span>. The directory apache-maven-2.0.9 will be created from the archive.</text:p>
        </text:list-item>
        <text:list-item>
          <text:p text:style-name="P50">Add the bin directory to your path, eg. <text:span text:style-name="T10">export PATH=/usr/local/apache-maven-2.0.9/bin:$PATH</text:span></text:p>
        </text:list-item>
        <text:list-item>
          <text:p text:style-name="P50">Make sure that <text:span text:style-name="T10">JAVA_HOME</text:span> is set to the location of your JDK, as an instance, </text:p>
          <text:p text:style-name="P48">export JAVA_HOME= /System/Library/Frameworks/JavaVM.framework/Versions</text:p>
          <text:list>
            <text:list-item>
              <text:list>
                <text:list-item>
                  <text:list>
                    <text:list-item>
                      <text:list>
                        <text:list-item>
                          <text:list>
                            <text:list-item>
                              <text:list>
                                <text:list-item>
                                  <text:list>
                                    <text:list-item>
                                      <text:list>
                                        <text:list-item>
                                          <text:list>
                                            <text:list-header>
                                              <text:p text:style-name="P48">/CurrentJDK/ Home/</text:p>
                                            </text:list-header>
                                          </text:list>
                                        </text:list-item>
                                      </text:list>
                                    </text:list-item>
                                  </text:list>
                                </text:list-item>
                              </text:list>
                            </text:list-item>
                          </text:list>
                        </text:list-item>
                      </text:list>
                    </text:list-item>
                  </text:list>
                </text:list-item>
              </text:list>
            </text:list-item>
          </text:list>
        </text:list-item>
        <text:list-item>
          <text:p text:style-name="P50">Run <text:span text:style-name="T10">mvn --version</text:span> to verify that it is correctly installed.<text:span text:style-name="Code"> </text:span></text:p>
        </text:list-item>
      </text:list>
      <text:list xml:id="list31435132" text:continue-list="list31434886" text:style-name="L1">
        <text:list-item>
          <text:list>
            <text:list-item>
              <text:h text:style-name="P59" text:outline-level="2">JAI</text:h>
            </text:list-item>
          </text:list>
        </text:list-item>
      </text:list>
      <text:p text:style-name="Standard">JAI is already present in the java installation of leopard.</text:p>
      <text:list xml:id="list31449839" text:continue-numbering="true" text:style-name="L1">
        <text:list-item>
          <text:list>
            <text:list-item>
              <text:h text:style-name="P59" text:outline-level="2">JAI-ImageIO Toolkit</text:h>
            </text:list-item>
          </text:list>
        </text:list-item>
      </text:list>
      <text:p text:style-name="Standard">Jai-imageio has not yet been compiled and inserted into the macosx java installation by Apple. For now it is possible to download the jai-imageio from:</text:p>
      <text:p text:style-name="Standard"><text:a xlink:type="simple" xlink:href="http://download.java.net/media/jai-imageio/webstart/early-access/1.1/linux-i586/"><text:span text:style-name="T14">http://download.java.net/media/jai-imageio/webstart/early-access/1.1/linux-i586/</text:span></text:a></text:p>
      <text:p text:style-name="Standard">and install it to the macosx jvm using the cp command to <text:span text:style-name="T10">/System/Library/Java/Extensions</text:span></text:p>
      <text:p text:style-name="Standard">This will mean no native acceleration for now. Anyway as soon as Apple builds it for mac, it should work out of the box.</text:p>
      <text:list xml:id="list31459410" text:continue-numbering="true" text:style-name="L1">
        <text:list-item>
          <text:list>
            <text:list-item>
              <text:h text:style-name="P59" text:outline-level="2">SWIG</text:h>
            </text:list-item>
          </text:list>
        </text:list-item>
      </text:list>
      <text:p text:style-name="P18">Be sure you have properly downloaded SWIG, the Simplified Wrapper and Interface Generator which allow to produce JAVA bindings for C/C++ code. </text:p>
      <text:p text:style-name="P18">Since the macports project supports SWIG, the easiest way to install SWIG is to install macports (<text:a xlink:type="simple" xlink:href="http://www.macports.org/"><text:span text:style-name="T10">www.macports.org</text:span></text:a>) and simply run:</text:p>
      <text:p text:style-name="P8">port install swig</text:p>
      <text:list xml:id="list31444714" text:continue-numbering="true" text:style-name="L1">
        <text:list-item>
          <text:list>
            <text:list-item>
              <text:list>
                <text:list-item>
                  <text:h text:style-name="P60" text:outline-level="3"><text:soft-page-break/><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4">sudo make install</text:span><text:span text:style-name="T35"> (As you may notice, this command requires superuser privileges)</text:span></text:p>
      <text:list xml:id="list31462160" text:continue-numbering="true" text:style-name="L1">
        <text:list-item>
          <text:list>
            <text:list-item>
              <text:h text:style-name="P59"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31459914" text:continue-numbering="true" text:style-name="L1">
        <text:list-item>
          <text:list>
            <text:list-item>
              <text:list>
                <text:list-item>
                  <text:h text:style-name="P60"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xml:id="list31450246" text:style-name="L18">
        <text:list-item>
          <text:p text:style-name="P51">Kakadu (v. 5.2.6)</text:p>
        </text:list-item>
        <text:list-item>
          <text:p text:style-name="P51">MrSID (v 6.0.7)</text:p>
        </text:list-item>
        <text:list-item>
          <text:p text:style-name="P52">ECW (v 3.3) <text:span text:style-name="T41">Requires some workaround to be found in order to build GDAL against it.</text:span></text:p>
        </text:list-item>
      </text:list>
      <text:list xml:id="list31455048" text:continue-list="list31459914" text:style-name="L1">
        <text:list-item>
          <text:list>
            <text:list-item>
              <text:list>
                <text:list-item>
                  <text:list>
                    <text:list-item>
                      <text:h text:style-name="P61" text:outline-level="4"><text:bookmark-start text:name="DDE_LINK11113"/>Kakadu <text:bookmark-end text:name="DDE_LINK11113"/></text:h>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10">coresys/make</text:span> and run make: <text:span text:style-name="T10">make -f Makefile-Mac-x86-gcc</text:span></text:p>
      <text:p text:style-name="Text_20_body">Enter in <text:span text:style-name="T10">apps/make</text:span> and run make: <text:span text:style-name="T10">make -f Makefile-Mac-x86-gcc</text:span></text:p>
      <text:p text:style-name="Text_20_body">Finally, enter in <text:span text:style-name="T10">managed/make</text:span> and run make: <text:span text:style-name="T10">make -f Makefile-Mac-x86-gcc</text:span></text:p>
      <text:p text:style-name="Text_20_body"/>
      <text:p text:style-name="Text_20_body">In case you encountered an “archive has no table of contents” error against <text:s/><text:span text:style-name="T7">libkdu.a </text:span>you should run the <text:span text:style-name="T10">ranlib </text:span>command against that lib<text:span text:style-name="Code">.</text:span></text:p>
      <text:p text:style-name="Text_20_body">Finally, copy all the generated libs in <text:span text:style-name="T7">/usr/local/lib</text:span></text:p>
      <text:p text:style-name="P28">If you plan to use the ImageIO-Ext module which leverages directly on the kakadu library without using GDAL you have to rename the <text:span text:style-name="Code">libkdu_jni.so</text:span> file to <text:span text:style-name="Code">libdku_jni.dylib</text:span>.</text:p>
      <text:list xml:id="list31432504" text:continue-numbering="true" text:style-name="L1">
        <text:list-item>
          <text:list>
            <text:list-item>
              <text:list>
                <text:list-item>
                  <text:list>
                    <text:list-item>
                      <text:h text:style-name="P61" text:outline-level="4"><text:bookmark-start text:name="DDE_LINK111112"/>MrSID <text:bookmark-end text:name="DDE_LINK111112"/></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text:span><text:span text:style-name="T15">Development Kits” -&gt; “Download SDK's</text:span>”. Select the proper version of SDK to be downloaded (select the <text:span text:style-name="Strong_20_Emphasis"><text:span text:style-name="T17">GeoExpress SDK </text:span></text:span><text:span text:style-name="Strong_20_Emphasis"><text:span text:style-name="T18">for Mac OS X (universal) - gcc 4.0) </text:span></text:span><text:span text:style-name="T35"><text:s/></text:span></text:p>
      <text:list xml:id="list31450590" text:continue-numbering="true" text:style-name="L1">
        <text:list-item>
          <text:list>
            <text:list-item>
              <text:list>
                <text:list-item>
                  <text:h text:style-name="P60" text:outline-level="3"><text:bookmark-start text:name="__RefHeading__31392173"/><text:soft-page-break/>GDAL Configuration<text:bookmark-end text:name="__RefHeading__31392173"/></text:h>
                </text:list-item>
              </text:list>
            </text:list-item>
          </text:list>
        </text:list-item>
      </text:list>
      <text:p text:style-name="P18">Firstly, you need to download GDAL 1.4.5 from OSGeo SVN. Enter the folder where you want to download GDAL and run: </text:p>
      <text:p text:style-name="P18"><text:span text:style-name="Code"><text:span text:style-name="T32">svn co http://svn.osgeo.org/gdal/tags/1.4.5/gdal</text:span></text:span><text:span text:style-name="T10"> gdal1.4.5</text:span></text:p>
      <text:p text:style-name="Standard">Then, you need to apply the patch available at this location:</text:p>
      <text:p text:style-name="P18"><text:a xlink:type="simple" xlink:href="https://imageio-ext.dev.java.net/svn/imageio-ext/trunk/patches/gdal1.4.5.patch"><text:span text:style-name="Code"><text:span text:style-name="T10">https://imageio-ext.dev.java.net/svn/imageio-ext/trunk/patches/gdal1.4.5.patch</text:span></text:span></text:a></text:p>
      <text:p text:style-name="Standard">This patch contains several changes for:</text:p>
      <text:list xml:id="list31461795" text:style-name="L19">
        <text:list-item>
          <text:p text:style-name="P54">Kakadu support: More Kakadu create options and error management supported. Makefile modified</text:p>
        </text:list-item>
      </text:list>
      <text:list xml:id="list31455628" text:style-name="L20">
        <text:list-item text:start-value="1">
          <text:p text:style-name="P40">Java bindings: improved data access (read/write Dataset at once instead of read/write RasterBands at once; <text:s/>BandMap, PixelSpace, LineSpace and BandSpace parameters now are allowed), added setMetadataItem capabilities</text:p>
        </text:list-item>
      </text:list>
      <text:p text:style-name="Standard">To apply the patch, enter in the GDAL main folder and run:</text:p>
      <text:p text:style-name="P7"><text:span text:style-name="Code">patch -p0 -f -i PATH_TO_DOWNLOADED_PATCH/gdal1.4.5.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3">/home/youruser/Desktop/</text:span></text:span><text:span text:style-name="T10">)</text:span></text:p>
      <text:p text:style-name="P18">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5</text:span>, you can use the following command:</text:p>
      <text:p text:style-name="Text_20_body"><text:span text:style-name="Code">export GDAL_DATA=/home/youruser/gdal1.4.5/data/</text:span> </text:p>
      <text:p text:style-name="Text_20_body"/>
      <text:p text:style-name="P18">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xml:id="list31454466" text:continue-list="list31450590" text:style-name="L1">
        <text:list-item>
          <text:list>
            <text:list-item>
              <text:list>
                <text:list-item>
                  <text:list>
                    <text:list-item>
                      <text:h text:style-name="P61" text:outline-level="4"><text:bookmark-start text:name="DDE_LINK1111113"/>Kakadu configuration option <text:bookmark-end text:name="DDE_LINK1111113"/></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xml:id="list31458069" text:continue-numbering="true" text:style-name="L1">
        <text:list-item>
          <text:list>
            <text:list-item>
              <text:list>
                <text:list-item>
                  <text:list>
                    <text:list-item>
                      <text:h text:style-name="P61" text:outline-level="4"><text:bookmark-start text:name="DDE_LINK11111112"/>MrSID configuration option <text:bookmark-end text:name="DDE_LINK11111112"/></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text:bookmark-ref text:reference-format="chapter" text:ref-name="__RefHeading__31393763">4.6.3</text:bookmark-ref>) a similar error could occur:</text:p>
      <text:p text:style-name="P7"><text:span text:style-name="Code"><text:span text:style-name="T29">/......./include/base/lti_sceneBuffer.h:356: </text:span></text:span><text:span text:style-name="Code"><text:span text:style-name="T26"><text:line-break/>error: extra qualification 'LizardTech::LTISceneBuffer::' on member </text:span></text:span></text:p>
      <text:p text:style-name="P18"><text:span text:style-name="T27">You need to fix the issue in the </text:span><text:span text:style-name="T28">header </text:span><text:span text:style-name="T10">MRSID_FOLDER/include/</text:span><text:span text:style-name="T11">base/lti_sceneBuffer.h</text:span><text:span text:style-name="T27"> by simply removing the extra qualification from the </text:span><text:span text:style-name="T10">inWindow</text:span><text:span text:style-name="T27"> declaration. Line 356 should look <text:line-break/>like this: </text:span><text:span text:style-name="T10">bool inWindow(lt_uint32 x, lt_uint32 y) const; </text:span><text:span text:style-name="T27"><text:line-break/>Then repeat build process as suggested in </text:span><text:span text:style-name="T27"><text:bookmark-ref text:reference-format="chapter" text:ref-name="__RefHeading__31393763">4.6.3</text:bookmark-ref></text:span><text:span text:style-name="T27">.</text:span></text:p>
      <text:list xml:id="list31438936" text:continue-numbering="true" text:style-name="L1">
        <text:list-item>
          <text:list>
            <text:list-item>
              <text:list>
                <text:list-item>
                  <text:h text:style-name="P60" text:outline-level="3"><text:bookmark-start text:name="__RefHeading__31393763"/><text:soft-page-break/><text:s/>GDAL Building<text:bookmark-end text:name="__RefHeading__31393763"/></text:h>
                </text:list-item>
              </text:list>
            </text:list-item>
          </text:list>
        </text:list-item>
      </text:list>
      <text:p text:style-name="Standard"><text:span text:style-name="T27">Finally</text:span>, you are ready to build GDAL. Supposing you properly configured it as explained in section <text:bookmark-ref text:reference-format="chapter" text:ref-name="__RefHeading__31392173">4.6.2</text:bookmark-ref>, run the following commands:</text:p>
      <text:p text:style-name="P7">make clean</text:p>
      <text:p text:style-name="P7">make</text:p>
      <text:p text:style-name="Standard"><text:span text:style-name="T10">sudo make install </text:span><text:span text:style-name="T35">(As you may notice, this command</text:span> requires superuser privileges)</text:p>
      <text:p text:style-name="Standard">Next step is generating JAVA bindings.</text:p>
      <text:list xml:id="list31458377" text:continue-numbering="true" text:style-name="L1">
        <text:list-item>
          <text:list>
            <text:list-item>
              <text:list>
                <text:list-item>
                  <text:list>
                    <text:list-item>
                      <text:h text:style-name="P61" text:outline-level="4">Generating JAVA Bindings</text:h>
                    </text:list-item>
                  </text:list>
                </text:list-item>
              </text:list>
            </text:list-item>
          </text:list>
        </text:list-item>
      </text:list>
      <text:p text:style-name="P23">SWIG will generate java bindings for you. </text:p>
      <text:p text:style-name="Text_20_body"><text:span text:style-name="T27">As a first step, check your </text:span><text:span text:style-name="Code"><text:span text:style-name="T19">GDAL/SWIG/JAVA/java.opt</text:span></text:span><text:span text:style-name="T27"> is properly configured. </text:span></text:p>
      <text:p text:style-name="Standard"><text:span text:style-name="T27">Basically, you need to check the </text:span><text:span text:style-name="T10">JAVA_HOME, JAVA_INCLUDE </text:span><text:span text:style-name="T27">and </text:span><text:span text:style-name="T10">ANT_HOME</text:span><text:span text:style-name="T27"> variables are properly set. Be sure the following line exists: </text:span><text:span text:style-name="T10">JAVA_INCLUDE=-I$(JAVA_HOME)/include</text:span></text:p>
      <text:p text:style-name="Text_20_body"><text:span text:style-name="T27">Edit the </text:span><text:span text:style-name="T10">GNUMakefile</text:span><text:span text:style-name="T27"> file and do the following changes:</text:span></text:p>
      <text:list xml:id="list31444867" text:style-name="L21">
        <text:list-item>
          <text:p text:style-name="P71"><text:span text:style-name="T27">in the </text:span><text:span text:style-name="T10">JAVA_MODULES</text:span><text:span text:style-name="T27"> variable, change any “</text:span><text:span text:style-name="Code"><text:span text:style-name="T19">.so</text:span></text:span><text:span text:style-name="T27">” extension to “</text:span><text:span text:style-name="Code"><text:span text:style-name="T19">.dylib</text:span></text:span><text:span text:style-name="T27">”</text:span></text:p>
        </text:list-item>
        <text:list-item>
          <text:p text:style-name="P71"><text:span text:style-name="T27">edit the “</text:span><text:span text:style-name="T10">build:</text:span><text:span text:style-name="T27">” target:</text:span></text:p>
          <text:p text:style-name="P71"><text:span text:style-name="T42">cp ./.libs/*.so ./</text:span><text:span text:style-name="T27"> needs to become </text:span><text:span text:style-name="T10">cp ./.libs/*.dylib ./</text:span></text:p>
        </text:list-item>
        <text:list-item>
          <text:p text:style-name="P55">edit the $(JAVA_MODULES) section:</text:p>
          <text:p text:style-name="P55"><text:span text:style-name="T42">lib%jni.so: %_wrap.o</text:span><text:span text:style-name="T10"> </text:span><text:span text:style-name="T25">needs to become</text:span><text:span text:style-name="T10"> lib%jni.dylib: %_wrap.o </text:span></text:p>
          <text:p text:style-name="P53">$(LD) -shared $(LDFLAGS) $(CONFIG_LIBS) $&lt; -o $@</text:p>
          <text:list>
            <text:list-item>
              <text:list>
                <text:list-item>
                  <text:list>
                    <text:list-item>
                      <text:list>
                        <text:list-item>
                          <text:list>
                            <text:list-item>
                              <text:list>
                                <text:list-item>
                                  <text:list>
                                    <text:list-header>
                                      <text:p text:style-name="P56">needs to become</text:p>
                                    </text:list-header>
                                  </text:list>
                                </text:list-item>
                              </text:list>
                            </text:list-item>
                          </text:list>
                        </text:list-item>
                      </text:list>
                    </text:list-item>
                  </text:list>
                </text:list-item>
              </text:list>
            </text:list-item>
          </text:list>
        </text:list-item>
      </text:list>
      <text:p text:style-name="Standard"><text:span text:style-name="T25"><text:tab/></text:span><text:span text:style-name="T10">$(LD) -dynamiclib $(LDFLAGS) $(CONFIG_LIBS) $&lt; -o $@</text:span></text:p>
      <text:p text:style-name="P18"><text:span text:style-name="T27">Then, </text:span><text:span text:style-name="T36">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build</text:span></text:p>
      <text:p text:style-name="P18">This command will automatically generate wrappers and bindings. Then, copy the generated libs in <text:span text:style-name="T10">/usr/local/lib</text:span> using the command:</text:p>
      <text:p text:style-name="Text_20_body"><text:span text:style-name="T34">sudo cp *.so /usr/local/lib</text:span> <text:span text:style-name="T35">(As you may notice, this command requires superuser</text:span> privileges)</text:p>
      <text:list xml:id="list31456955" text:continue-list="list31458377" text:style-name="L1">
        <text:list-item>
          <text:list>
            <text:list-item>
              <text:h text:style-name="P59"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Verdan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1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style:num-format="1" text:display-levels="5">
        <style:list-level-properties/>
      </text:outline-level-style>
      <text:outline-level-style text:level="6" style:num-format="1">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language="zxx" fo:country="none" fo:font-weight="bold" style:language-asian="zxx" style:country-asian="none" style:font-weight-asian="bold"/>
    </style:style>
    <style:style style:name="MT2" style:family="text">
      <style:text-properties fo:font-weight="bold" style:font-weight-asian="bold"/>
    </style:style>
    <style:style style:name="MT3" style:family="text">
      <style:text-properties fo:language="zxx" fo:country="none" style:language-asian="zxx" style:country-asian="none"/>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25</text:page-number></text:span><text:span text:style-name="MT1"> of </text:span><text:span text:style-name="MT1"><text:page-count>27</text:page-count></text:span></text:p>
        <text:p text:style-name="Footer"><text:span text:style-name="MT1"><draw:frame draw:style-name="Mfr1" draw:name="immagini10" text:anchor-type="as-char" svg:width="1.75cm" svg:height="1.801cm" draw:z-index="24"><draw:image xlink:href="Pictures/10000201000000EB000000F254E0DD62.png" xlink:type="simple" xlink:show="embed" xlink:actuate="onLoad"/></draw:frame></text:span><text:span text:style-name="MT1"> </text:span><text:span text:style-name="MT2">GeoSolutions S.A.S. --- <text:s/>Via Carignoni 51, 55041 Camaiore (LU) <text:s text:c="3"/>Italy <text:s text:c="3"/></text:span><text:s/><text:span text:style-name="MT3"><draw:frame draw:style-name="Mfr1" draw:name="immagini11" text:anchor-type="as-char" svg:width="1.75cm" svg:height="1.801cm" draw:z-index="51"><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Daniele Romagnoli</meta:initial-creator>
    <meta:creation-date>2007-06-12T11:59:00</meta:creation-date>
    <dc:creator>Daniele Romagnoli</dc:creator>
    <dc:date>2009-07-03T11:34:11.46</dc:date>
    <meta:print-date>2007-08-14T13:10:15</meta:print-date>
    <meta:editing-cycles>296</meta:editing-cycles>
    <meta:editing-duration>PT133H18M30S</meta:editing-duration>
    <meta:document-statistic meta:table-count="0" meta:image-count="4" meta:object-count="0" meta:page-count="27" meta:paragraph-count="512" meta:word-count="7190" meta:character-count="48875"/>
    <meta:user-defined meta:name="Info 1"/>
    <meta:user-defined meta:name="Info 2"/>
    <meta:user-defined meta:name="Info 3"/>
    <meta:user-defined meta:name="Info 4"/>
  </office:meta>
</office:document-meta>
</file>